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/>
    <style:style style:name="ce7" style:family="table-cell" style:parent-style-name="Default">
      <style:text-properties style:font-name="Liberation Sans" style:font-name-asian="Noto Sans CJK SC Regular" style:font-name-complex="Lohit Devanagari"/>
    </style:style>
    <style:style style:name="ce8" style:family="table-cell" style:parent-style-name="Default" style:data-style-name="N100"/>
    <style:style style:name="ce9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isito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G</text:p>
          </table:table-cell>
          <table:table-cell table:style-name="ce4"/>
          <table:table-cell table:style-name="ce1" office:value-type="string" calcext:value-type="string">
            <text:p>Att.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Notes</text:p>
          </table:table-cell>
          <table:table-cell table:style-name="Default"/>
          <table:table-cell/>
          <table:table-cell office:value-type="string" calcext:value-type="string">
            <text:p>Winner</text:p>
          </table:table-cell>
          <table:table-cell office:value-type="string" calcext:value-type="string">
            <text:p>Loser</text:p>
          </table:table-cell>
          <table:table-cell/>
          <table:table-cell office:value-type="string" calcext:value-type="string">
            <text:p>Teams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Games Played</text:p>
          </table:table-cell>
          <table:table-cell office:value-type="string" calcext:value-type="string">
            <text:p>Regulation Wins</text:p>
          </table:table-cell>
          <table:table-cell office:value-type="string" calcext:value-type="string">
            <text:p>Overtime Wins</text:p>
          </table:table-cell>
          <table:table-cell office:value-type="string" calcext:value-type="string">
            <text:p>Shootout Wins</text:p>
          </table:table-cell>
          <table:table-cell office:value-type="string" calcext:value-type="string">
            <text:p>Shootout Losses</text:p>
          </table:table-cell>
          <table:table-cell office:value-type="string" calcext:value-type="string">
            <text:p>Overtime Losses</text:p>
          </table:table-cell>
          <table:table-cell office:value-type="string" calcext:value-type="string">
            <text:p>Regulation Losses</text:p>
          </table:table-cell>
          <table:table-cell office:value-type="string" calcext:value-type="string">
            <text:p>Point Total (NHL)</text:p>
          </table:table-cell>
          <table:table-cell office:value-type="string" calcext:value-type="string">
            <text:p>Point Total (Duplicate Check)</text:p>
          </table:table-cell>
          <table:table-cell office:value-type="string" calcext:value-type="string">
            <text:p>Points Remaining (NHL)</text:p>
          </table:table-cell>
          <table:table-cell office:value-type="string" calcext:value-type="string">
            <text:p>Point Total (KHL)</text:p>
          </table:table-cell>
          <table:table-cell office:value-type="string" calcext:value-type="string">
            <text:p>Point Total (Berkshire)</text:p>
          </table:table-cell>
          <table:table-cell office:value-type="string" calcext:value-type="string">
            <text:p>Points Remaining(Others)</text:p>
          </table:table-cell>
          <table:table-cell/>
          <table:table-cell office:value-type="string" calcext:value-type="string">
            <text:p>Standings</text:p>
          </table:table-cell>
          <table:table-cell/>
          <table:table-cell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office:value-type="string" calcext:value-type="string">
            <text:p>St. Louis Blu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729" calcext:value-type="float">
            <text:p>21729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/>
          <table:table-cell office:value-type="string" calcext:value-type="string">
            <text:p>Washington Capital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2])" office:value-type="float" office:value="55" calcext:value-type="float">
            <text:p>55</text:p>
          </table:table-cell>
          <table:table-cell table:formula="of:=COUNTIFS([.M$1:.M$1048576];[.O2])" office:value-type="float" office:value="27" calcext:value-type="float">
            <text:p>27</text:p>
          </table:table-cell>
          <table:table-cell table:style-name="ce7" table:formula="of:=SUM([.R2];[.S2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45" calcext:value-type="float">
            <text:p>45</text:p>
          </table:table-cell>
          <table:table-cell table:formula="of:=COUNTIFS([.L$1:.L$1048576];[.O$1:.O$1048576];[.J$1:.J$1048576];&quot;2&quot;)" office:value-type="float" office:value="8" calcext:value-type="float">
            <text:p>8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5" calcext:value-type="float">
            <text:p>5</text:p>
          </table:table-cell>
          <table:table-cell table:formula="of:=COUNTIFS([.M$1:.M$1048576];[.O$1:.O$1048576];[.J$1:.J$1048576];&quot;2&quot;)" office:value-type="float" office:value="3" calcext:value-type="float">
            <text:p>3</text:p>
          </table:table-cell>
          <table:table-cell table:formula="of:=COUNTIFS([.M$1:.M$1048576];[.O$1:.O$1048576];[.J$1:.J$1048576];&quot;3&quot;)" office:value-type="float" office:value="19" calcext:value-type="float">
            <text:p>19</text:p>
          </table:table-cell>
          <table:table-cell table:formula="of:=SUM([.U2]*2;[.V2]*2;[.W2]*2;[.X2];[.Y2])" office:value-type="float" office:value="118" calcext:value-type="float">
            <text:p>118</text:p>
          </table:table-cell>
          <table:table-cell table:formula="of:=[.AA$1:.AA$1048576]+0.3" office:value-type="float" office:value="118.3" calcext:value-type="float">
            <text:p>118.3</text:p>
          </table:table-cell>
          <table:table-cell table:formula="of:=(82-[.T2])*2" office:value-type="float" office:value="0" calcext:value-type="float">
            <text:p>0</text:p>
          </table:table-cell>
          <table:table-cell table:formula="of:=SUM([.U2]*3;[.V2]*2;[.W2]*2;[.X2];[.Y2])" office:value-type="float" office:value="163" calcext:value-type="float">
            <text:p>163</text:p>
          </table:table-cell>
          <table:table-cell table:formula="of:=SUM([.U2]*3;[.V2]*2;[.W2]*1;;[.Y2])" office:value-type="float" office:value="156" calcext:value-type="float">
            <text:p>156</text:p>
          </table:table-cell>
          <table:table-cell table:formula="of:=[.AC2]*1.5" office:value-type="float" office:value="0" calcext:value-type="float">
            <text:p>0</text:p>
          </table:table-cell>
          <table:table-cell/>
          <table:table-cell office:value-type="string" calcext:value-type="string">
            <text:p>Eastern</text:p>
          </table:table-cell>
          <table:table-cell office:value-type="string" calcext:value-type="string">
            <text:p>Metropolitan</text:p>
          </table:table-cell>
          <table:table-cell table:style-name="ce8" table:number-matrix-columns-spanned="1" table:number-matrix-rows-spanned="1" table:formula="of:=LARGE(IF([.Q2:.Q31]=[.AH2];IF([.P2:.P31]=[.AI2];[.AB2:.AB31]));1)" office:value-type="float" office:value="118.3" calcext:value-type="float">
            <text:p>118.3</text:p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monton Oile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/>
          <table:table-cell office:value-type="string" calcext:value-type="string">
            <text:p>Pittsburgh Penguin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3])" office:value-type="float" office:value="50" calcext:value-type="float">
            <text:p>50</text:p>
          </table:table-cell>
          <table:table-cell table:formula="of:=COUNTIFS([.M$1:.M$1048576];[.O3])" office:value-type="float" office:value="32" calcext:value-type="float">
            <text:p>32</text:p>
          </table:table-cell>
          <table:table-cell table:style-name="ce7" table:formula="of:=SUM([.R3];[.S3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40" calcext:value-type="float">
            <text:p>40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1&quot;)" office:value-type="float" office:value="5" calcext:value-type="float">
            <text:p>5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21" calcext:value-type="float">
            <text:p>21</text:p>
          </table:table-cell>
          <table:table-cell table:formula="of:=SUM([.U3]*2;[.V3]*2;[.W3]*2;[.X3];[.Y3])" office:value-type="float" office:value="111" calcext:value-type="float">
            <text:p>111</text:p>
          </table:table-cell>
          <table:table-cell table:formula="of:=[.AA$1:.AA$1048576]+0.29" office:value-type="float" office:value="111.29" calcext:value-type="float">
            <text:p>111.29</text:p>
          </table:table-cell>
          <table:table-cell table:formula="of:=(82-[.T3])*2" office:value-type="float" office:value="0" calcext:value-type="float">
            <text:p>0</text:p>
          </table:table-cell>
          <table:table-cell table:formula="of:=SUM([.U3]*3;[.V3]*2;[.W3]*2;[.X3];[.Y3])" office:value-type="float" office:value="151" calcext:value-type="float">
            <text:p>151</text:p>
          </table:table-cell>
          <table:table-cell table:formula="of:=SUM([.U3]*3;[.V3]*2;[.W3]*1;;[.Y3])" office:value-type="float" office:value="142" calcext:value-type="float">
            <text:p>142</text:p>
          </table:table-cell>
          <table:table-cell table:formula="of:=[.AC3]*1.5"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style-name="ce8" table:number-matrix-columns-spanned="1" table:number-matrix-rows-spanned="1" table:formula="of:=LARGE(IF([.Q2:.Q31]=[.AH2];IF([.P2:.P31]=[.AI2];[.AB2:.AB31]));2)" office:value-type="float" office:value="111.29" calcext:value-type="float">
            <text:p>111.29</text:p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7618" calcext:value-type="float">
            <text:p>1761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/>
          <table:table-cell office:value-type="string" calcext:value-type="string">
            <text:p>Chicago Blackhawk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4])" office:value-type="float" office:value="50" calcext:value-type="float">
            <text:p>50</text:p>
          </table:table-cell>
          <table:table-cell table:formula="of:=COUNTIFS([.M$1:.M$1048576];[.O4])" office:value-type="float" office:value="32" calcext:value-type="float">
            <text:p>32</text:p>
          </table:table-cell>
          <table:table-cell table:style-name="ce7" table:formula="of:=SUM([.R4];[.S4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37" calcext:value-type="float">
            <text:p>37</text:p>
          </table:table-cell>
          <table:table-cell table:formula="of:=COUNTIFS([.L$1:.L$1048576];[.O$1:.O$1048576];[.J$1:.J$1048576];&quot;2&quot;)" office:value-type="float" office:value="9" calcext:value-type="float">
            <text:p>9</text:p>
          </table:table-cell>
          <table:table-cell table:formula="of:=COUNTIFS([.L$1:.L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1&quot;)" office:value-type="float" office:value="1" calcext:value-type="float">
            <text:p>1</text:p>
          </table:table-cell>
          <table:table-cell table:formula="of:=COUNTIFS([.M$1:.M$1048576];[.O$1:.O$1048576];[.J$1:.J$1048576];&quot;2&quot;)" office:value-type="float" office:value="8" calcext:value-type="float">
            <text:p>8</text:p>
          </table:table-cell>
          <table:table-cell table:formula="of:=COUNTIFS([.M$1:.M$1048576];[.O$1:.O$1048576];[.J$1:.J$1048576];&quot;3&quot;)" office:value-type="float" office:value="23" calcext:value-type="float">
            <text:p>23</text:p>
          </table:table-cell>
          <table:table-cell table:formula="of:=SUM([.U4]*2;[.V4]*2;[.W4]*2;[.X4];[.Y4])" office:value-type="float" office:value="109" calcext:value-type="float">
            <text:p>109</text:p>
          </table:table-cell>
          <table:table-cell table:formula="of:=[.AA$1:.AA$1048576]+0.28" office:value-type="float" office:value="109.28" calcext:value-type="float">
            <text:p>109.28</text:p>
          </table:table-cell>
          <table:table-cell table:formula="of:=(82-[.T4])*2" office:value-type="float" office:value="0" calcext:value-type="float">
            <text:p>0</text:p>
          </table:table-cell>
          <table:table-cell table:formula="of:=SUM([.U4]*3;[.V4]*2;[.W4]*2;[.X4];[.Y4])" office:value-type="float" office:value="146" calcext:value-type="float">
            <text:p>146</text:p>
          </table:table-cell>
          <table:table-cell table:formula="of:=SUM([.U4]*3;[.V4]*2;[.W4]*1;;[.Y4])" office:value-type="float" office:value="141" calcext:value-type="float">
            <text:p>141</text:p>
          </table:table-cell>
          <table:table-cell table:formula="of:=[.AC4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2];IF([.P2:.P31]=[.AI2];[.AB2:.AB31]));3)" office:value-type="float" office:value="108.26" calcext:value-type="float">
            <text:p>108.26</text:p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/>
          <table:table-cell office:value-type="string" calcext:value-type="string">
            <text:p>Minnesota Wil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5])" office:value-type="float" office:value="49" calcext:value-type="float">
            <text:p>49</text:p>
          </table:table-cell>
          <table:table-cell table:formula="of:=COUNTIFS([.M$1:.M$1048576];[.O5])" office:value-type="float" office:value="33" calcext:value-type="float">
            <text:p>33</text:p>
          </table:table-cell>
          <table:table-cell table:style-name="ce7" table:formula="of:=SUM([.R5];[.S5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42" calcext:value-type="float">
            <text:p>42</text:p>
          </table:table-cell>
          <table:table-cell table:formula="of:=COUNTIFS([.L$1:.L$1048576];[.O$1:.O$1048576];[.J$1:.J$1048576];&quot;2&quot;)" office:value-type="float" office:value="4" calcext:value-type="float">
            <text:p>4</text:p>
          </table:table-cell>
          <table:table-cell table:formula="of:=COUNTIFS([.L$1:.L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25" calcext:value-type="float">
            <text:p>25</text:p>
          </table:table-cell>
          <table:table-cell table:formula="of:=SUM([.U5]*2;[.V5]*2;[.W5]*2;[.X5];[.Y5])" office:value-type="float" office:value="106" calcext:value-type="float">
            <text:p>106</text:p>
          </table:table-cell>
          <table:table-cell table:formula="of:=[.AA$1:.AA$1048576]+0.27" office:value-type="float" office:value="106.27" calcext:value-type="float">
            <text:p>106.27</text:p>
          </table:table-cell>
          <table:table-cell table:formula="of:=(82-[.T5])*2" office:value-type="float" office:value="0" calcext:value-type="float">
            <text:p>0</text:p>
          </table:table-cell>
          <table:table-cell table:formula="of:=SUM([.U5]*3;[.V5]*2;[.W5]*2;[.X5];[.Y5])" office:value-type="float" office:value="148" calcext:value-type="float">
            <text:p>148</text:p>
          </table:table-cell>
          <table:table-cell table:formula="of:=SUM([.U5]*3;[.V5]*2;[.W5]*1;;[.Y5])" office:value-type="float" office:value="143" calcext:value-type="float">
            <text:p>143</text:p>
          </table:table-cell>
          <table:table-cell table:formula="of:=[.AC5]*1.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tlantic</text:p>
          </table:table-cell>
          <table:table-cell table:number-matrix-columns-spanned="1" table:number-matrix-rows-spanned="1" table:formula="of:=LARGE(IF([.Q2:.Q31]=[.AH2];IF([.P2:.P31]=[.AI5];[.AB2:.AB31]));1)" office:value-type="float" office:value="103.25" calcext:value-type="float">
            <text:p>103.25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/>
          <table:table-cell office:value-type="string" calcext:value-type="string">
            <text:p>Columbus Blue Jacket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6])" office:value-type="float" office:value="50" calcext:value-type="float">
            <text:p>50</text:p>
          </table:table-cell>
          <table:table-cell table:formula="of:=COUNTIFS([.M$1:.M$1048576];[.O6])" office:value-type="float" office:value="32" calcext:value-type="float">
            <text:p>32</text:p>
          </table:table-cell>
          <table:table-cell table:style-name="ce7" table:formula="of:=SUM([.R6];[.S6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39" calcext:value-type="float">
            <text:p>39</text:p>
          </table:table-cell>
          <table:table-cell table:formula="of:=COUNTIFS([.L$1:.L$1048576];[.O$1:.O$1048576];[.J$1:.J$1048576];&quot;2&quot;)" office:value-type="float" office:value="9" calcext:value-type="float">
            <text:p>9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24" calcext:value-type="float">
            <text:p>24</text:p>
          </table:table-cell>
          <table:table-cell table:formula="of:=SUM([.U6]*2;[.V6]*2;[.W6]*2;[.X6];[.Y6])" office:value-type="float" office:value="108" calcext:value-type="float">
            <text:p>108</text:p>
          </table:table-cell>
          <table:table-cell table:formula="of:=[.AA$1:.AA$1048576]+0.26" office:value-type="float" office:value="108.26" calcext:value-type="float">
            <text:p>108.26</text:p>
          </table:table-cell>
          <table:table-cell table:formula="of:=(82-[.T6])*2" office:value-type="float" office:value="0" calcext:value-type="float">
            <text:p>0</text:p>
          </table:table-cell>
          <table:table-cell table:formula="of:=SUM([.U6]*3;[.V6]*2;[.W6]*2;[.X6];[.Y6])" office:value-type="float" office:value="147" calcext:value-type="float">
            <text:p>147</text:p>
          </table:table-cell>
          <table:table-cell table:formula="of:=SUM([.U6]*3;[.V6]*2;[.W6]*1;;[.Y6])" office:value-type="float" office:value="143" calcext:value-type="float">
            <text:p>143</text:p>
          </table:table-cell>
          <table:table-cell table:formula="of:=[.AC6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2];IF([.P2:.P31]=[.AI5];[.AB2:.AB31]));2)" office:value-type="float" office:value="98.21" calcext:value-type="float">
            <text:p>98.21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Boston Bru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144" calcext:value-type="float">
            <text:p>1814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/>
          <table:table-cell office:value-type="string" calcext:value-type="string">
            <text:p>Montreal Canadien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7])" office:value-type="float" office:value="47" calcext:value-type="float">
            <text:p>47</text:p>
          </table:table-cell>
          <table:table-cell table:formula="of:=COUNTIFS([.M$1:.M$1048576];[.O7])" office:value-type="float" office:value="35" calcext:value-type="float">
            <text:p>35</text:p>
          </table:table-cell>
          <table:table-cell table:style-name="ce7" table:formula="of:=SUM([.R7];[.S7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33" calcext:value-type="float">
            <text:p>33</text:p>
          </table:table-cell>
          <table:table-cell table:formula="of:=COUNTIFS([.L$1:.L$1048576];[.O$1:.O$1048576];[.J$1:.J$1048576];&quot;2&quot;)" office:value-type="float" office:value="11" calcext:value-type="float">
            <text:p>11</text:p>
          </table:table-cell>
          <table:table-cell table:formula="of:=COUNTIFS([.L$1:.L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7" calcext:value-type="float">
            <text:p>7</text:p>
          </table:table-cell>
          <table:table-cell table:formula="of:=COUNTIFS([.M$1:.M$1048576];[.O$1:.O$1048576];[.J$1:.J$1048576];&quot;3&quot;)" office:value-type="float" office:value="26" calcext:value-type="float">
            <text:p>26</text:p>
          </table:table-cell>
          <table:table-cell table:formula="of:=SUM([.U7]*2;[.V7]*2;[.W7]*2;[.X7];[.Y7])" office:value-type="float" office:value="103" calcext:value-type="float">
            <text:p>103</text:p>
          </table:table-cell>
          <table:table-cell table:formula="of:=[.AA$1:.AA$1048576]+0.25" office:value-type="float" office:value="103.25" calcext:value-type="float">
            <text:p>103.25</text:p>
          </table:table-cell>
          <table:table-cell table:formula="of:=(82-[.T7])*2" office:value-type="float" office:value="0" calcext:value-type="float">
            <text:p>0</text:p>
          </table:table-cell>
          <table:table-cell table:formula="of:=SUM([.U7]*3;[.V7]*2;[.W7]*2;[.X7];[.Y7])" office:value-type="float" office:value="136" calcext:value-type="float">
            <text:p>136</text:p>
          </table:table-cell>
          <table:table-cell table:formula="of:=SUM([.U7]*3;[.V7]*2;[.W7]*1;;[.Y7])" office:value-type="float" office:value="131" calcext:value-type="float">
            <text:p>131</text:p>
          </table:table-cell>
          <table:table-cell table:formula="of:=[.AC7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2];IF([.P2:.P31]=[.AI5];[.AB2:.AB31]));3)" office:value-type="float" office:value="95.18" calcext:value-type="float">
            <text:p>95.18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/>
          <table:table-cell office:value-type="string" calcext:value-type="string">
            <text:p>Anaheim Duck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8])" office:value-type="float" office:value="46" calcext:value-type="float">
            <text:p>46</text:p>
          </table:table-cell>
          <table:table-cell table:formula="of:=COUNTIFS([.M$1:.M$1048576];[.O8])" office:value-type="float" office:value="36" calcext:value-type="float">
            <text:p>36</text:p>
          </table:table-cell>
          <table:table-cell table:style-name="ce7" table:formula="of:=SUM([.R8];[.S8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40" calcext:value-type="float">
            <text:p>40</text:p>
          </table:table-cell>
          <table:table-cell table:formula="of:=COUNTIFS([.L$1:.L$1048576];[.O$1:.O$1048576];[.J$1:.J$1048576];&quot;2&quot;)" office:value-type="float" office:value="3" calcext:value-type="float">
            <text:p>3</text:p>
          </table:table-cell>
          <table:table-cell table:formula="of:=COUNTIFS([.L$1:.L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2&quot;)" office:value-type="float" office:value="10" calcext:value-type="float">
            <text:p>10</text:p>
          </table:table-cell>
          <table:table-cell table:formula="of:=COUNTIFS([.M$1:.M$1048576];[.O$1:.O$1048576];[.J$1:.J$1048576];&quot;3&quot;)" office:value-type="float" office:value="23" calcext:value-type="float">
            <text:p>23</text:p>
          </table:table-cell>
          <table:table-cell table:formula="of:=SUM([.U8]*2;[.V8]*2;[.W8]*2;[.X8];[.Y8])" office:value-type="float" office:value="105" calcext:value-type="float">
            <text:p>105</text:p>
          </table:table-cell>
          <table:table-cell table:formula="of:=[.AA$1:.AA$1048576]+0.24" office:value-type="float" office:value="105.24" calcext:value-type="float">
            <text:p>105.24</text:p>
          </table:table-cell>
          <table:table-cell table:formula="of:=(82-[.T8])*2" office:value-type="float" office:value="0" calcext:value-type="float">
            <text:p>0</text:p>
          </table:table-cell>
          <table:table-cell table:formula="of:=SUM([.U8]*3;[.V8]*2;[.W8]*2;[.X8];[.Y8])" office:value-type="float" office:value="145" calcext:value-type="float">
            <text:p>145</text:p>
          </table:table-cell>
          <table:table-cell table:formula="of:=SUM([.U8]*3;[.V8]*2;[.W8]*1;;[.Y8])" office:value-type="float" office:value="139" calcext:value-type="float">
            <text:p>139</text:p>
          </table:table-cell>
          <table:table-cell table:formula="of:=[.AC8]*1.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ld Card</text:p>
          </table:table-cell>
          <table:table-cell table:number-matrix-columns-spanned="1" table:number-matrix-rows-spanned="1" table:formula="of:=LARGE(IF([.Q2:.Q31]=[.AH2]; IF([.AB2:.AB31]&lt;&gt;[.AJ2];IF([.AB2:.AB31]&lt;&gt;[.AJ3];IF([.AB2:.AB31]&lt;&gt;[.AJ4];IF([.AB2:.AB31]&lt;&gt;[.AJ5];IF([.AB2:.AB31]&lt;&gt;[.AJ6];IF([.AB2:.AB31]&lt;&gt;[.AJ7];[.AB2:.AB31])))))));1)" office:value-type="float" office:value="102.23" calcext:value-type="float">
            <text:p>102.23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128" calcext:value-type="float">
            <text:p>1712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/>
          <table:table-cell office:value-type="string" calcext:value-type="string">
            <text:p>New York Ranger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9])" office:value-type="float" office:value="48" calcext:value-type="float">
            <text:p>48</text:p>
          </table:table-cell>
          <table:table-cell table:formula="of:=COUNTIFS([.M$1:.M$1048576];[.O9])" office:value-type="float" office:value="34" calcext:value-type="float">
            <text:p>34</text:p>
          </table:table-cell>
          <table:table-cell table:style-name="ce7" table:formula="of:=SUM([.R9];[.S9])" office:value-type="float" office:value="82" calcext:value-type="float">
            <text:p>82</text:p>
          </table:table-cell>
          <table:table-cell table:style-name="ce7" table:formula="of:=COUNTIFS([.L$1:.L$1048576];[.O$1:.O$1048576];[.J$1:.J$1048576];&quot;3&quot;)" office:value-type="float" office:value="40" calcext:value-type="float">
            <text:p>40</text:p>
          </table:table-cell>
          <table:table-cell table:formula="of:=COUNTIFS([.L$1:.L$1048576];[.O$1:.O$1048576];[.J$1:.J$1048576];&quot;2&quot;)" office:value-type="float" office:value="5" calcext:value-type="float">
            <text:p>5</text:p>
          </table:table-cell>
          <table:table-cell table:formula="of:=COUNTIFS([.L$1:.L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2&quot;)" office:value-type="float" office:value="2" calcext:value-type="float">
            <text:p>2</text:p>
          </table:table-cell>
          <table:table-cell table:formula="of:=COUNTIFS([.M$1:.M$1048576];[.O$1:.O$1048576];[.J$1:.J$1048576];&quot;3&quot;)" office:value-type="float" office:value="28" calcext:value-type="float">
            <text:p>28</text:p>
          </table:table-cell>
          <table:table-cell table:formula="of:=SUM([.U9]*2;[.V9]*2;[.W9]*2;[.X9];[.Y9])" office:value-type="float" office:value="102" calcext:value-type="float">
            <text:p>102</text:p>
          </table:table-cell>
          <table:table-cell table:formula="of:=[.AA$1:.AA$1048576]+0.23" office:value-type="float" office:value="102.23" calcext:value-type="float">
            <text:p>102.23</text:p>
          </table:table-cell>
          <table:table-cell table:formula="of:=(82-[.T9])*2" office:value-type="float" office:value="0" calcext:value-type="float">
            <text:p>0</text:p>
          </table:table-cell>
          <table:table-cell table:formula="of:=SUM([.U9]*3;[.V9]*2;[.W9]*2;[.X9];[.Y9])" office:value-type="float" office:value="142" calcext:value-type="float">
            <text:p>142</text:p>
          </table:table-cell>
          <table:table-cell table:formula="of:=SUM([.U9]*3;[.V9]*2;[.W9]*1;;[.Y9])" office:value-type="float" office:value="135" calcext:value-type="float">
            <text:p>135</text:p>
          </table:table-cell>
          <table:table-cell table:formula="of:=[.AC9]*1.5" office:value-type="float" office:value="0" calcext:value-type="float">
            <text:p>0</text:p>
          </table:table-cell>
          <table:table-cell table:number-columns-repeated="3"/>
          <table:table-cell table:style-name="ce9" table:number-matrix-columns-spanned="1" table:number-matrix-rows-spanned="1" table:formula="of:=LARGE(IF([.Q2:.Q31]=[.AH2]; IF([.AB2:.AB31]&lt;&gt;[.AJ2];IF([.AB2:.AB31]&lt;&gt;[.AJ3];IF([.AB2:.AB31]&lt;&gt;[.AJ4];IF([.AB2:.AB31]&lt;&gt;[.AJ5];IF([.AB2:.AB31]&lt;&gt;[.AJ6];IF([.AB2:.AB31]&lt;&gt;[.AJ7];[.AB2:.AB31])))))));2)" office:value-type="float" office:value="95.17" calcext:value-type="float">
            <text:p>95.17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/>
          <table:table-cell office:value-type="string" calcext:value-type="string">
            <text:p>Edmonton Oiler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10])" office:value-type="float" office:value="46" calcext:value-type="float">
            <text:p>46</text:p>
          </table:table-cell>
          <table:table-cell table:formula="of:=COUNTIFS([.M$1:.M$1048576];[.O10])" office:value-type="float" office:value="35" calcext:value-type="float">
            <text:p>35</text:p>
          </table:table-cell>
          <table:table-cell table:style-name="ce7" table:formula="of:=SUM([.R10];[.S10])" office:value-type="float" office:value="81" calcext:value-type="float">
            <text:p>81</text:p>
          </table:table-cell>
          <table:table-cell table:formula="of:=COUNTIFS([.L$1:.L$1048576];[.O$1:.O$1048576];[.J$1:.J$1048576];&quot;3&quot;)" office:value-type="float" office:value="36" calcext:value-type="float">
            <text:p>36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1&quot;)" office:value-type="float" office:value="5" calcext:value-type="float">
            <text:p>5</text:p>
          </table:table-cell>
          <table:table-cell table:formula="of:=COUNTIFS([.M$1:.M$1048576];[.O$1:.O$1048576];[.J$1:.J$1048576];&quot;2&quot;)" office:value-type="float" office:value="4" calcext:value-type="float">
            <text:p>4</text:p>
          </table:table-cell>
          <table:table-cell table:formula="of:=COUNTIFS([.M$1:.M$1048576];[.O$1:.O$1048576];[.J$1:.J$1048576];&quot;3&quot;)" office:value-type="float" office:value="26" calcext:value-type="float">
            <text:p>26</text:p>
          </table:table-cell>
          <table:table-cell table:formula="of:=SUM([.U10]*2;[.V10]*2;[.W10]*2;[.X10];[.Y10])" office:value-type="float" office:value="101" calcext:value-type="float">
            <text:p>101</text:p>
          </table:table-cell>
          <table:table-cell table:formula="of:=[.AA$1:.AA$1048576]+0.22" office:value-type="float" office:value="101.22" calcext:value-type="float">
            <text:p>101.22</text:p>
          </table:table-cell>
          <table:table-cell table:formula="of:=(82-[.T10])*2" office:value-type="float" office:value="2" calcext:value-type="float">
            <text:p>2</text:p>
          </table:table-cell>
          <table:table-cell table:formula="of:=SUM([.U10]*3;[.V10]*2;[.W10]*2;[.X10];[.Y10])" office:value-type="float" office:value="137" calcext:value-type="float">
            <text:p>137</text:p>
          </table:table-cell>
          <table:table-cell table:formula="of:=SUM([.U10]*3;[.V10]*2;[.W10]*1;;[.Y10])" office:value-type="float" office:value="128" calcext:value-type="float">
            <text:p>128</text:p>
          </table:table-cell>
          <table:table-cell table:formula="of:=[.AC10]*1.5" office:value-type="float" office:value="3" calcext:value-type="float">
            <text:p>3</text:p>
          </table:table-cell>
          <table:table-cell table:number-columns-repeated="3"/>
          <table:table-cell table:style-name="ce9" table:number-matrix-columns-spanned="1" table:number-matrix-rows-spanned="1" table:formula="of:=LARGE(IF([.Q2:.Q31]=[.AH2]; IF([.AB2:.AB31]&lt;&gt;[.AJ2];IF([.AB2:.AB31]&lt;&gt;[.AJ3];IF([.AB2:.AB31]&lt;&gt;[.AJ4];IF([.AB2:.AB31]&lt;&gt;[.AJ5];IF([.AB2:.AB31]&lt;&gt;[.AJ6];IF([.AB2:.AB31]&lt;&gt;[.AJ7];[.AB2:.AB31])))))));3)" office:value-type="float" office:value="94.14" calcext:value-type="float">
            <text:p>94.14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630" calcext:value-type="float">
            <text:p>18630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/>
          <table:table-cell office:value-type="string" calcext:value-type="string">
            <text:p>Ottawa Senator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11])" office:value-type="float" office:value="44" calcext:value-type="float">
            <text:p>44</text:p>
          </table:table-cell>
          <table:table-cell table:formula="of:=COUNTIFS([.M$1:.M$1048576];[.O11])" office:value-type="float" office:value="38" calcext:value-type="float">
            <text:p>38</text:p>
          </table:table-cell>
          <table:table-cell table:style-name="ce7" table:formula="of:=SUM([.R11];[.S11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34" calcext:value-type="float">
            <text:p>34</text:p>
          </table:table-cell>
          <table:table-cell table:formula="of:=COUNTIFS([.L$1:.L$1048576];[.O$1:.O$1048576];[.J$1:.J$1048576];&quot;2&quot;)" office:value-type="float" office:value="4" calcext:value-type="float">
            <text:p>4</text:p>
          </table:table-cell>
          <table:table-cell table:formula="of:=COUNTIFS([.L$1:.L$1048576];[.O$1:.O$1048576];[.J$1:.J$1048576];&quot;1&quot;)" office:value-type="float" office:value="6" calcext:value-type="float">
            <text:p>6</text:p>
          </table:table-cell>
          <table:table-cell table:formula="of:=COUNTIFS([.M$1:.M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28" calcext:value-type="float">
            <text:p>28</text:p>
          </table:table-cell>
          <table:table-cell table:formula="of:=SUM([.U11]*2;[.V11]*2;[.W11]*2;[.X11];[.Y11])" office:value-type="float" office:value="98" calcext:value-type="float">
            <text:p>98</text:p>
          </table:table-cell>
          <table:table-cell table:formula="of:=[.AA$1:.AA$1048576]+0.21" office:value-type="float" office:value="98.21" calcext:value-type="float">
            <text:p>98.21</text:p>
          </table:table-cell>
          <table:table-cell table:formula="of:=(82-[.T11])*2" office:value-type="float" office:value="0" calcext:value-type="float">
            <text:p>0</text:p>
          </table:table-cell>
          <table:table-cell table:formula="of:=SUM([.U11]*3;[.V11]*2;[.W11]*2;[.X11];[.Y11])" office:value-type="float" office:value="132" calcext:value-type="float">
            <text:p>132</text:p>
          </table:table-cell>
          <table:table-cell table:formula="of:=SUM([.U11]*3;[.V11]*2;[.W11]*1;;[.Y11])" office:value-type="float" office:value="122" calcext:value-type="float">
            <text:p>122</text:p>
          </table:table-cell>
          <table:table-cell table:formula="of:=[.AC11]*1.5" office:value-type="float" office:value="0" calcext:value-type="float">
            <text:p>0</text:p>
          </table:table-cell>
          <table:table-cell table:number-columns-repeated="3"/>
          <table:table-cell table:style-name="ce9" table:number-matrix-columns-spanned="1" table:number-matrix-rows-spanned="1" table:formula="of:=LARGE(IF([.Q2:.Q31]=[.AH2]; IF([.AB2:.AB31]&lt;&gt;[.AJ2];IF([.AB2:.AB31]&lt;&gt;[.AJ3];IF([.AB2:.AB31]&lt;&gt;[.AJ4];IF([.AB2:.AB31]&lt;&gt;[.AJ5];IF([.AB2:.AB31]&lt;&gt;[.AJ6];IF([.AB2:.AB31]&lt;&gt;[.AJ7];[.AB2:.AB31])))))));4)" office:value-type="float" office:value="94.13" calcext:value-type="float">
            <text:p>94.13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673" calcext:value-type="float">
            <text:p>1967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/>
          <table:table-cell office:value-type="string" calcext:value-type="string">
            <text:p>St. Louis Blue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12])" office:value-type="float" office:value="46" calcext:value-type="float">
            <text:p>46</text:p>
          </table:table-cell>
          <table:table-cell table:formula="of:=COUNTIFS([.M$1:.M$1048576];[.O12])" office:value-type="float" office:value="36" calcext:value-type="float">
            <text:p>36</text:p>
          </table:table-cell>
          <table:table-cell table:style-name="ce7" table:formula="of:=SUM([.R12];[.S12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38" calcext:value-type="float">
            <text:p>38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5" calcext:value-type="float">
            <text:p>5</text:p>
          </table:table-cell>
          <table:table-cell table:formula="of:=COUNTIFS([.M$1:.M$1048576];[.O$1:.O$1048576];[.J$1:.J$1048576];&quot;3&quot;)" office:value-type="float" office:value="29" calcext:value-type="float">
            <text:p>29</text:p>
          </table:table-cell>
          <table:table-cell table:formula="of:=SUM([.U12]*2;[.V12]*2;[.W12]*2;[.X12];[.Y12])" office:value-type="float" office:value="99" calcext:value-type="float">
            <text:p>99</text:p>
          </table:table-cell>
          <table:table-cell table:formula="of:=[.AA$1:.AA$1048576]+0.2" office:value-type="float" office:value="99.2" calcext:value-type="float">
            <text:p>99.2</text:p>
          </table:table-cell>
          <table:table-cell table:formula="of:=(82-[.T12])*2" office:value-type="float" office:value="0" calcext:value-type="float">
            <text:p>0</text:p>
          </table:table-cell>
          <table:table-cell table:formula="of:=SUM([.U12]*3;[.V12]*2;[.W12]*2;[.X12];[.Y12])" office:value-type="float" office:value="137" calcext:value-type="float">
            <text:p>137</text:p>
          </table:table-cell>
          <table:table-cell table:formula="of:=SUM([.U12]*3;[.V12]*2;[.W12]*1;;[.Y12])" office:value-type="float" office:value="133" calcext:value-type="float">
            <text:p>133</text:p>
          </table:table-cell>
          <table:table-cell table:formula="of:=[.AC12]*1.5" office:value-type="float" office:value="0" calcext:value-type="float">
            <text:p>0</text:p>
          </table:table-cell>
          <table:table-cell table:number-columns-repeated="3"/>
          <table:table-cell table:style-name="ce9" table:number-matrix-columns-spanned="1" table:number-matrix-rows-spanned="1" table:formula="of:=LARGE(IF([.Q2:.Q31]=[.AH2]; IF([.AB2:.AB31]&lt;&gt;[.AJ2];IF([.AB2:.AB31]&lt;&gt;[.AJ3];IF([.AB2:.AB31]&lt;&gt;[.AJ4];IF([.AB2:.AB31]&lt;&gt;[.AJ5];IF([.AB2:.AB31]&lt;&gt;[.AJ6];IF([.AB2:.AB31]&lt;&gt;[.AJ7];[.AB2:.AB31])))))));5)" office:value-type="float" office:value="88.11" calcext:value-type="float">
            <text:p>88.11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pa Bay Lightning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/>
          <table:table-cell office:value-type="string" calcext:value-type="string">
            <text:p>San Jose Shark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13])" office:value-type="float" office:value="46" calcext:value-type="float">
            <text:p>46</text:p>
          </table:table-cell>
          <table:table-cell table:formula="of:=COUNTIFS([.M$1:.M$1048576];[.O13])" office:value-type="float" office:value="36" calcext:value-type="float">
            <text:p>36</text:p>
          </table:table-cell>
          <table:table-cell table:style-name="ce7" table:formula="of:=SUM([.R13];[.S13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38" calcext:value-type="float">
            <text:p>38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1" calcext:value-type="float">
            <text:p>1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29" calcext:value-type="float">
            <text:p>29</text:p>
          </table:table-cell>
          <table:table-cell table:formula="of:=SUM([.U13]*2;[.V13]*2;[.W13]*2;[.X13];[.Y13])" office:value-type="float" office:value="99" calcext:value-type="float">
            <text:p>99</text:p>
          </table:table-cell>
          <table:table-cell table:formula="of:=[.AA$1:.AA$1048576]+0.19" office:value-type="float" office:value="99.19" calcext:value-type="float">
            <text:p>99.19</text:p>
          </table:table-cell>
          <table:table-cell table:formula="of:=(82-[.T13])*2" office:value-type="float" office:value="0" calcext:value-type="float">
            <text:p>0</text:p>
          </table:table-cell>
          <table:table-cell table:formula="of:=SUM([.U13]*3;[.V13]*2;[.W13]*2;[.X13];[.Y13])" office:value-type="float" office:value="137" calcext:value-type="float">
            <text:p>137</text:p>
          </table:table-cell>
          <table:table-cell table:formula="of:=SUM([.U13]*3;[.V13]*2;[.W13]*1;;[.Y13])" office:value-type="float" office:value="134" calcext:value-type="float">
            <text:p>134</text:p>
          </table:table-cell>
          <table:table-cell table:formula="of:=[.AC13]*1.5" office:value-type="float" office:value="0" calcext:value-type="float">
            <text:p>0</text:p>
          </table:table-cell>
          <table:table-cell table:number-columns-repeated="3"/>
          <table:table-cell table:style-name="ce9" table:number-matrix-columns-spanned="1" table:number-matrix-rows-spanned="1" table:formula="of:=LARGE(IF([.Q2:.Q31]=[.AH2]; IF([.AB2:.AB31]&lt;&gt;[.AJ2];IF([.AB2:.AB31]&lt;&gt;[.AJ3];IF([.AB2:.AB31]&lt;&gt;[.AJ4];IF([.AB2:.AB31]&lt;&gt;[.AJ5];IF([.AB2:.AB31]&lt;&gt;[.AJ6];IF([.AB2:.AB31]&lt;&gt;[.AJ7];[.AB2:.AB31])))))));6)" office:value-type="float" office:value="87.09" calcext:value-type="float">
            <text:p>87.09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5296" calcext:value-type="float">
            <text:p>1529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/>
          <table:table-cell office:value-type="string" calcext:value-type="string">
            <text:p>Toronto Maple Leaf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14])" office:value-type="float" office:value="40" calcext:value-type="float">
            <text:p>40</text:p>
          </table:table-cell>
          <table:table-cell table:formula="of:=COUNTIFS([.M$1:.M$1048576];[.O14])" office:value-type="float" office:value="42" calcext:value-type="float">
            <text:p>42</text:p>
          </table:table-cell>
          <table:table-cell table:style-name="ce7" table:formula="of:=SUM([.R14];[.S14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33" calcext:value-type="float">
            <text:p>33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1" calcext:value-type="float">
            <text:p>1</text:p>
          </table:table-cell>
          <table:table-cell table:formula="of:=COUNTIFS([.M$1:.M$1048576];[.O$1:.O$1048576];[.J$1:.J$1048576];&quot;1&quot;)" office:value-type="float" office:value="8" calcext:value-type="float">
            <text:p>8</text:p>
          </table:table-cell>
          <table:table-cell table:formula="of:=COUNTIFS([.M$1:.M$1048576];[.O$1:.O$1048576];[.J$1:.J$1048576];&quot;2&quot;)" office:value-type="float" office:value="7" calcext:value-type="float">
            <text:p>7</text:p>
          </table:table-cell>
          <table:table-cell table:formula="of:=COUNTIFS([.M$1:.M$1048576];[.O$1:.O$1048576];[.J$1:.J$1048576];&quot;3&quot;)" office:value-type="float" office:value="27" calcext:value-type="float">
            <text:p>27</text:p>
          </table:table-cell>
          <table:table-cell table:formula="of:=SUM([.U14]*2;[.V14]*2;[.W14]*2;[.X14];[.Y14])" office:value-type="float" office:value="95" calcext:value-type="float">
            <text:p>95</text:p>
          </table:table-cell>
          <table:table-cell table:formula="of:=[.AA$1:.AA$1048576]+0.18" office:value-type="float" office:value="95.18" calcext:value-type="float">
            <text:p>95.18</text:p>
          </table:table-cell>
          <table:table-cell table:formula="of:=(82-[.T14])*2" office:value-type="float" office:value="0" calcext:value-type="float">
            <text:p>0</text:p>
          </table:table-cell>
          <table:table-cell table:formula="of:=SUM([.U14]*3;[.V14]*2;[.W14]*2;[.X14];[.Y14])" office:value-type="float" office:value="128" calcext:value-type="float">
            <text:p>128</text:p>
          </table:table-cell>
          <table:table-cell table:formula="of:=SUM([.U14]*3;[.V14]*2;[.W14]*1;;[.Y14])" office:value-type="float" office:value="119" calcext:value-type="float">
            <text:p>119</text:p>
          </table:table-cell>
          <table:table-cell table:formula="of:=[.AC14]*1.5" office:value-type="float" office:value="0" calcext:value-type="float">
            <text:p>0</text:p>
          </table:table-cell>
          <table:table-cell table:number-columns-repeated="3"/>
          <table:table-cell table:style-name="ce9" table:number-matrix-columns-spanned="1" table:number-matrix-rows-spanned="1" table:formula="of:=LARGE(IF([.Q2:.Q31]=[.AH2]; IF([.AB2:.AB31]&lt;&gt;[.AJ2];IF([.AB2:.AB31]&lt;&gt;[.AJ3];IF([.AB2:.AB31]&lt;&gt;[.AJ4];IF([.AB2:.AB31]&lt;&gt;[.AJ5];IF([.AB2:.AB31]&lt;&gt;[.AJ6];IF([.AB2:.AB31]&lt;&gt;[.AJ7];[.AB2:.AB31])))))));7)" office:value-type="float" office:value="81.08" calcext:value-type="float">
            <text:p>81.08</text:p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office:value-type="string" calcext:value-type="string">
            <text:p>Edmonton Oil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/>
          <table:table-cell office:value-type="string" calcext:value-type="string">
            <text:p>Boston Bruin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15])" office:value-type="float" office:value="44" calcext:value-type="float">
            <text:p>44</text:p>
          </table:table-cell>
          <table:table-cell table:formula="of:=COUNTIFS([.M$1:.M$1048576];[.O15])" office:value-type="float" office:value="38" calcext:value-type="float">
            <text:p>38</text:p>
          </table:table-cell>
          <table:table-cell table:style-name="ce7" table:formula="of:=SUM([.R15];[.S15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38" calcext:value-type="float">
            <text:p>38</text:p>
          </table:table-cell>
          <table:table-cell table:formula="of:=COUNTIFS([.L$1:.L$1048576];[.O$1:.O$1048576];[.J$1:.J$1048576];&quot;2&quot;)" office:value-type="float" office:value="4" calcext:value-type="float">
            <text:p>4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2&quot;)" office:value-type="float" office:value="4" calcext:value-type="float">
            <text:p>4</text:p>
          </table:table-cell>
          <table:table-cell table:formula="of:=COUNTIFS([.M$1:.M$1048576];[.O$1:.O$1048576];[.J$1:.J$1048576];&quot;3&quot;)" office:value-type="float" office:value="31" calcext:value-type="float">
            <text:p>31</text:p>
          </table:table-cell>
          <table:table-cell table:formula="of:=SUM([.U15]*2;[.V15]*2;[.W15]*2;[.X15];[.Y15])" office:value-type="float" office:value="95" calcext:value-type="float">
            <text:p>95</text:p>
          </table:table-cell>
          <table:table-cell table:formula="of:=[.AA$1:.AA$1048576]+0.17" office:value-type="float" office:value="95.17" calcext:value-type="float">
            <text:p>95.17</text:p>
          </table:table-cell>
          <table:table-cell table:formula="of:=(82-[.T15])*2" office:value-type="float" office:value="0" calcext:value-type="float">
            <text:p>0</text:p>
          </table:table-cell>
          <table:table-cell table:formula="of:=SUM([.U15]*3;[.V15]*2;[.W15]*2;[.X15];[.Y15])" office:value-type="float" office:value="133" calcext:value-type="float">
            <text:p>133</text:p>
          </table:table-cell>
          <table:table-cell table:formula="of:=SUM([.U15]*3;[.V15]*2;[.W15]*1;;[.Y15])" office:value-type="float" office:value="128" calcext:value-type="float">
            <text:p>128</text:p>
          </table:table-cell>
          <table:table-cell table:formula="of:=[.AC15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2]; IF([.AB2:.AB31]&lt;&gt;[.AJ2];IF([.AB2:.AB31]&lt;&gt;[.AJ3];IF([.AB2:.AB31]&lt;&gt;[.AJ4];IF([.AB2:.AB31]&lt;&gt;[.AJ5];IF([.AB2:.AB31]&lt;&gt;[.AJ6];IF([.AB2:.AB31]&lt;&gt;[.AJ7];[.AB2:.AB31])))))));8)" office:value-type="float" office:value="79.06" calcext:value-type="float">
            <text:p>79.06</text:p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53" calcext:value-type="float">
            <text:p>18453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/>
          <table:table-cell office:value-type="string" calcext:value-type="string">
            <text:p>Calgary Flame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16])" office:value-type="float" office:value="45" calcext:value-type="float">
            <text:p>45</text:p>
          </table:table-cell>
          <table:table-cell table:formula="of:=COUNTIFS([.M$1:.M$1048576];[.O16])" office:value-type="float" office:value="37" calcext:value-type="float">
            <text:p>37</text:p>
          </table:table-cell>
          <table:table-cell table:style-name="ce7" table:formula="of:=SUM([.R16];[.S16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32" calcext:value-type="float">
            <text:p>32</text:p>
          </table:table-cell>
          <table:table-cell table:formula="of:=COUNTIFS([.L$1:.L$1048576];[.O$1:.O$1048576];[.J$1:.J$1048576];&quot;2&quot;)" office:value-type="float" office:value="9" calcext:value-type="float">
            <text:p>9</text:p>
          </table:table-cell>
          <table:table-cell table:formula="of:=COUNTIFS([.L$1:.L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2" calcext:value-type="float">
            <text:p>2</text:p>
          </table:table-cell>
          <table:table-cell table:formula="of:=COUNTIFS([.M$1:.M$1048576];[.O$1:.O$1048576];[.J$1:.J$1048576];&quot;3&quot;)" office:value-type="float" office:value="33" calcext:value-type="float">
            <text:p>33</text:p>
          </table:table-cell>
          <table:table-cell table:formula="of:=SUM([.U16]*2;[.V16]*2;[.W16]*2;[.X16];[.Y16])" office:value-type="float" office:value="94" calcext:value-type="float">
            <text:p>94</text:p>
          </table:table-cell>
          <table:table-cell table:formula="of:=[.AA$1:.AA$1048576]+0.16" office:value-type="float" office:value="94.16" calcext:value-type="float">
            <text:p>94.16</text:p>
          </table:table-cell>
          <table:table-cell table:formula="of:=(82-[.T16])*2" office:value-type="float" office:value="0" calcext:value-type="float">
            <text:p>0</text:p>
          </table:table-cell>
          <table:table-cell table:formula="of:=SUM([.U16]*3;[.V16]*2;[.W16]*2;[.X16];[.Y16])" office:value-type="float" office:value="126" calcext:value-type="float">
            <text:p>126</text:p>
          </table:table-cell>
          <table:table-cell table:formula="of:=SUM([.U16]*3;[.V16]*2;[.W16]*1;;[.Y16])" office:value-type="float" office:value="120" calcext:value-type="float">
            <text:p>120</text:p>
          </table:table-cell>
          <table:table-cell table:formula="of:=[.AC16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2]; IF([.AB2:.AB31]&lt;&gt;[.AJ2];IF([.AB2:.AB31]&lt;&gt;[.AJ3];IF([.AB2:.AB31]&lt;&gt;[.AJ4];IF([.AB2:.AB31]&lt;&gt;[.AJ5];IF([.AB2:.AB31]&lt;&gt;[.AJ6];IF([.AB2:.AB31]&lt;&gt;[.AJ7];[.AB2:.AB31])))))));9)" office:value-type="float" office:value="78.07" calcext:value-type="float">
            <text:p>78.07</text:p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256" calcext:value-type="float">
            <text:p>17256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/>
          <table:table-cell office:value-type="string" calcext:value-type="string">
            <text:p>Nashville Predator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17])" office:value-type="float" office:value="41" calcext:value-type="float">
            <text:p>41</text:p>
          </table:table-cell>
          <table:table-cell table:formula="of:=COUNTIFS([.M$1:.M$1048576];[.O17])" office:value-type="float" office:value="41" calcext:value-type="float">
            <text:p>41</text:p>
          </table:table-cell>
          <table:table-cell table:style-name="ce7" table:formula="of:=SUM([.R17];[.S17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35" calcext:value-type="float">
            <text:p>35</text:p>
          </table:table-cell>
          <table:table-cell table:formula="of:=COUNTIFS([.L$1:.L$1048576];[.O$1:.O$1048576];[.J$1:.J$1048576];&quot;2&quot;)" office:value-type="float" office:value="4" calcext:value-type="float">
            <text:p>4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2&quot;)" office:value-type="float" office:value="8" calcext:value-type="float">
            <text:p>8</text:p>
          </table:table-cell>
          <table:table-cell table:formula="of:=COUNTIFS([.M$1:.M$1048576];[.O$1:.O$1048576];[.J$1:.J$1048576];&quot;3&quot;)" office:value-type="float" office:value="29" calcext:value-type="float">
            <text:p>29</text:p>
          </table:table-cell>
          <table:table-cell table:formula="of:=SUM([.U17]*2;[.V17]*2;[.W17]*2;[.X17];[.Y17])" office:value-type="float" office:value="94" calcext:value-type="float">
            <text:p>94</text:p>
          </table:table-cell>
          <table:table-cell table:formula="of:=[.AA$1:.AA$1048576]+0.15" office:value-type="float" office:value="94.15" calcext:value-type="float">
            <text:p>94.15</text:p>
          </table:table-cell>
          <table:table-cell table:formula="of:=(82-[.T17])*2" office:value-type="float" office:value="0" calcext:value-type="float">
            <text:p>0</text:p>
          </table:table-cell>
          <table:table-cell table:formula="of:=SUM([.U17]*3;[.V17]*2;[.W17]*2;[.X17];[.Y17])" office:value-type="float" office:value="129" calcext:value-type="float">
            <text:p>129</text:p>
          </table:table-cell>
          <table:table-cell table:formula="of:=SUM([.U17]*3;[.V17]*2;[.W17]*1;;[.Y17])" office:value-type="float" office:value="123" calcext:value-type="float">
            <text:p>123</text:p>
          </table:table-cell>
          <table:table-cell table:formula="of:=[.AC17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2]; IF([.AB2:.AB31]&lt;&gt;[.AJ2];IF([.AB2:.AB31]&lt;&gt;[.AJ3];IF([.AB2:.AB31]&lt;&gt;[.AJ4];IF([.AB2:.AB31]&lt;&gt;[.AJ5];IF([.AB2:.AB31]&lt;&gt;[.AJ6];IF([.AB2:.AB31]&lt;&gt;[.AJ7];[.AB2:.AB31])))))));10)" office:value-type="float" office:value="70.03" calcext:value-type="float">
            <text:p>70.03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125" calcext:value-type="float">
            <text:p>17125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/>
          <table:table-cell office:value-type="string" calcext:value-type="string">
            <text:p>Tampa Bay Lightning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18])" office:value-type="float" office:value="42" calcext:value-type="float">
            <text:p>42</text:p>
          </table:table-cell>
          <table:table-cell table:formula="of:=COUNTIFS([.M$1:.M$1048576];[.O18])" office:value-type="float" office:value="40" calcext:value-type="float">
            <text:p>40</text:p>
          </table:table-cell>
          <table:table-cell table:style-name="ce7" table:formula="of:=SUM([.R18];[.S18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32" calcext:value-type="float">
            <text:p>32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2&quot;)" office:value-type="float" office:value="7" calcext:value-type="float">
            <text:p>7</text:p>
          </table:table-cell>
          <table:table-cell table:formula="of:=COUNTIFS([.M$1:.M$1048576];[.O$1:.O$1048576];[.J$1:.J$1048576];&quot;3&quot;)" office:value-type="float" office:value="30" calcext:value-type="float">
            <text:p>30</text:p>
          </table:table-cell>
          <table:table-cell table:formula="of:=SUM([.U18]*2;[.V18]*2;[.W18]*2;[.X18];[.Y18])" office:value-type="float" office:value="94" calcext:value-type="float">
            <text:p>94</text:p>
          </table:table-cell>
          <table:table-cell table:formula="of:=[.AA$1:.AA$1048576]+0.14" office:value-type="float" office:value="94.14" calcext:value-type="float">
            <text:p>94.14</text:p>
          </table:table-cell>
          <table:table-cell table:formula="of:=(82-[.T18])*2" office:value-type="float" office:value="0" calcext:value-type="float">
            <text:p>0</text:p>
          </table:table-cell>
          <table:table-cell table:formula="of:=SUM([.U18]*3;[.V18]*2;[.W18]*2;[.X18];[.Y18])" office:value-type="float" office:value="126" calcext:value-type="float">
            <text:p>126</text:p>
          </table:table-cell>
          <table:table-cell table:formula="of:=SUM([.U18]*3;[.V18]*2;[.W18]*1;;[.Y18])" office:value-type="float" office:value="119" calcext:value-type="float">
            <text:p>119</text:p>
          </table:table-cell>
          <table:table-cell table:formula="of:=[.AC18]*1.5" office:value-type="float" office:value="0" calcext:value-type="float">
            <text:p>0</text:p>
          </table:table-cell>
          <table:table-cell/>
          <table:table-cell office:value-type="string" calcext:value-type="string">
            <text:p>Western</text:p>
          </table:table-cell>
          <table:table-cell office:value-type="string" calcext:value-type="string">
            <text:p>Central</text:p>
          </table:table-cell>
          <table:table-cell table:number-matrix-columns-spanned="1" table:number-matrix-rows-spanned="1" table:formula="of:=LARGE(IF([.Q2:.Q31]=[.AH18];IF([.P2:.P31]=[.AI18];[.AB2:.AB31]));1)" office:value-type="float" office:value="109.28" calcext:value-type="float">
            <text:p>109.28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546" calcext:value-type="float">
            <text:p>16546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/>
          <table:table-cell office:value-type="string" calcext:value-type="string">
            <text:p>New York Islander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19])" office:value-type="float" office:value="41" calcext:value-type="float">
            <text:p>41</text:p>
          </table:table-cell>
          <table:table-cell table:formula="of:=COUNTIFS([.M$1:.M$1048576];[.O19])" office:value-type="float" office:value="41" calcext:value-type="float">
            <text:p>41</text:p>
          </table:table-cell>
          <table:table-cell table:style-name="ce7" table:formula="of:=SUM([.R19];[.S19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33" calcext:value-type="float">
            <text:p>33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2&quot;)" office:value-type="float" office:value="8" calcext:value-type="float">
            <text:p>8</text:p>
          </table:table-cell>
          <table:table-cell table:formula="of:=COUNTIFS([.M$1:.M$1048576];[.O$1:.O$1048576];[.J$1:.J$1048576];&quot;3&quot;)" office:value-type="float" office:value="29" calcext:value-type="float">
            <text:p>29</text:p>
          </table:table-cell>
          <table:table-cell table:formula="of:=SUM([.U19]*2;[.V19]*2;[.W19]*2;[.X19];[.Y19])" office:value-type="float" office:value="94" calcext:value-type="float">
            <text:p>94</text:p>
          </table:table-cell>
          <table:table-cell table:formula="of:=[.AA$1:.AA$1048576]+0.13" office:value-type="float" office:value="94.13" calcext:value-type="float">
            <text:p>94.13</text:p>
          </table:table-cell>
          <table:table-cell table:formula="of:=(82-[.T19])*2" office:value-type="float" office:value="0" calcext:value-type="float">
            <text:p>0</text:p>
          </table:table-cell>
          <table:table-cell table:formula="of:=SUM([.U19]*3;[.V19]*2;[.W19]*2;[.X19];[.Y19])" office:value-type="float" office:value="127" calcext:value-type="float">
            <text:p>127</text:p>
          </table:table-cell>
          <table:table-cell table:formula="of:=SUM([.U19]*3;[.V19]*2;[.W19]*1;;[.Y19])" office:value-type="float" office:value="121" calcext:value-type="float">
            <text:p>121</text:p>
          </table:table-cell>
          <table:table-cell table:formula="of:=[.AC19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18];IF([.P2:.P31]=[.AI18];[.AB2:.AB31]));2)" office:value-type="float" office:value="106.27" calcext:value-type="float">
            <text:p>106.27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665" calcext:value-type="float">
            <text:p>216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/>
          <table:table-cell office:value-type="string" calcext:value-type="string">
            <text:p>Winnipeg Jet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20])" office:value-type="float" office:value="40" calcext:value-type="float">
            <text:p>40</text:p>
          </table:table-cell>
          <table:table-cell table:formula="of:=COUNTIFS([.M$1:.M$1048576];[.O20])" office:value-type="float" office:value="42" calcext:value-type="float">
            <text:p>42</text:p>
          </table:table-cell>
          <table:table-cell table:style-name="ce7" table:formula="of:=SUM([.R20];[.S20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33" calcext:value-type="float">
            <text:p>33</text:p>
          </table:table-cell>
          <table:table-cell table:formula="of:=COUNTIFS([.L$1:.L$1048576];[.O$1:.O$1048576];[.J$1:.J$1048576];&quot;2&quot;)" office:value-type="float" office:value="4" calcext:value-type="float">
            <text:p>4</text:p>
          </table:table-cell>
          <table:table-cell table:formula="of:=COUNTIFS([.L$1:.L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1&quot;)" office:value-type="float" office:value="1" calcext:value-type="float">
            <text:p>1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35" calcext:value-type="float">
            <text:p>35</text:p>
          </table:table-cell>
          <table:table-cell table:formula="of:=SUM([.U20]*2;[.V20]*2;[.W20]*2;[.X20];[.Y20])" office:value-type="float" office:value="87" calcext:value-type="float">
            <text:p>87</text:p>
          </table:table-cell>
          <table:table-cell table:formula="of:=[.AA$1:.AA$1048576]+0.12" office:value-type="float" office:value="87.12" calcext:value-type="float">
            <text:p>87.12</text:p>
          </table:table-cell>
          <table:table-cell table:formula="of:=(82-[.T20])*2" office:value-type="float" office:value="0" calcext:value-type="float">
            <text:p>0</text:p>
          </table:table-cell>
          <table:table-cell table:formula="of:=SUM([.U20]*3;[.V20]*2;[.W20]*2;[.X20];[.Y20])" office:value-type="float" office:value="120" calcext:value-type="float">
            <text:p>120</text:p>
          </table:table-cell>
          <table:table-cell table:formula="of:=SUM([.U20]*3;[.V20]*2;[.W20]*1;;[.Y20])" office:value-type="float" office:value="116" calcext:value-type="float">
            <text:p>116</text:p>
          </table:table-cell>
          <table:table-cell table:formula="of:=[.AC20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18];IF([.P2:.P31]=[.AI18];[.AB2:.AB31]));3)"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Dallas Sta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orado Avalanch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007" calcext:value-type="float">
            <text:p>18007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/>
          <table:table-cell office:value-type="string" calcext:value-type="string">
            <text:p>Philadelphia Flyer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21])" office:value-type="float" office:value="39" calcext:value-type="float">
            <text:p>39</text:p>
          </table:table-cell>
          <table:table-cell table:formula="of:=COUNTIFS([.M$1:.M$1048576];[.O21])" office:value-type="float" office:value="43" calcext:value-type="float">
            <text:p>43</text:p>
          </table:table-cell>
          <table:table-cell table:style-name="ce7" table:formula="of:=SUM([.R21];[.S21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25" calcext:value-type="float">
            <text:p>25</text:p>
          </table:table-cell>
          <table:table-cell table:formula="of:=COUNTIFS([.L$1:.L$1048576];[.O$1:.O$1048576];[.J$1:.J$1048576];&quot;2&quot;)" office:value-type="float" office:value="7" calcext:value-type="float">
            <text:p>7</text:p>
          </table:table-cell>
          <table:table-cell table:formula="of:=COUNTIFS([.L$1:.L$1048576];[.O$1:.O$1048576];[.J$1:.J$1048576];&quot;1&quot;)" office:value-type="float" office:value="7" calcext:value-type="float">
            <text:p>7</text:p>
          </table:table-cell>
          <table:table-cell table:formula="of:=COUNTIFS([.M$1:.M$1048576];[.O$1:.O$1048576];[.J$1:.J$1048576];&quot;1&quot;)" office:value-type="float" office:value="5" calcext:value-type="float">
            <text:p>5</text:p>
          </table:table-cell>
          <table:table-cell table:formula="of:=COUNTIFS([.M$1:.M$1048576];[.O$1:.O$1048576];[.J$1:.J$1048576];&quot;2&quot;)" office:value-type="float" office:value="5" calcext:value-type="float">
            <text:p>5</text:p>
          </table:table-cell>
          <table:table-cell table:formula="of:=COUNTIFS([.M$1:.M$1048576];[.O$1:.O$1048576];[.J$1:.J$1048576];&quot;3&quot;)" office:value-type="float" office:value="33" calcext:value-type="float">
            <text:p>33</text:p>
          </table:table-cell>
          <table:table-cell table:formula="of:=SUM([.U21]*2;[.V21]*2;[.W21]*2;[.X21];[.Y21])" office:value-type="float" office:value="88" calcext:value-type="float">
            <text:p>88</text:p>
          </table:table-cell>
          <table:table-cell table:formula="of:=[.AA$1:.AA$1048576]+0.11" office:value-type="float" office:value="88.11" calcext:value-type="float">
            <text:p>88.11</text:p>
          </table:table-cell>
          <table:table-cell table:formula="of:=(82-[.T21])*2" office:value-type="float" office:value="0" calcext:value-type="float">
            <text:p>0</text:p>
          </table:table-cell>
          <table:table-cell table:formula="of:=SUM([.U21]*3;[.V21]*2;[.W21]*2;[.X21];[.Y21])" office:value-type="float" office:value="113" calcext:value-type="float">
            <text:p>113</text:p>
          </table:table-cell>
          <table:table-cell table:formula="of:=SUM([.U21]*3;[.V21]*2;[.W21]*1;;[.Y21])" office:value-type="float" office:value="101" calcext:value-type="float">
            <text:p>101</text:p>
          </table:table-cell>
          <table:table-cell table:formula="of:=[.AC21]*1.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cific</text:p>
          </table:table-cell>
          <table:table-cell table:number-matrix-columns-spanned="1" table:number-matrix-rows-spanned="1" table:formula="of:=LARGE(IF([.Q2:.Q31]=[.AH18];IF([.P2:.P31]=[.AI21];[.AB2:.AB31]));1)" office:value-type="float" office:value="105.24" calcext:value-type="float">
            <text:p>105.24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/>
          <table:table-cell office:value-type="string" calcext:value-type="string">
            <text:p>Los Angeles King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22])" office:value-type="float" office:value="39" calcext:value-type="float">
            <text:p>39</text:p>
          </table:table-cell>
          <table:table-cell table:formula="of:=COUNTIFS([.M$1:.M$1048576];[.O22])" office:value-type="float" office:value="43" calcext:value-type="float">
            <text:p>43</text:p>
          </table:table-cell>
          <table:table-cell table:style-name="ce7" table:formula="of:=SUM([.R22];[.S22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25" calcext:value-type="float">
            <text:p>25</text:p>
          </table:table-cell>
          <table:table-cell table:formula="of:=COUNTIFS([.L$1:.L$1048576];[.O$1:.O$1048576];[.J$1:.J$1048576];&quot;2&quot;)" office:value-type="float" office:value="12" calcext:value-type="float">
            <text:p>12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2&quot;)" office:value-type="float" office:value="4" calcext:value-type="float">
            <text:p>4</text:p>
          </table:table-cell>
          <table:table-cell table:formula="of:=COUNTIFS([.M$1:.M$1048576];[.O$1:.O$1048576];[.J$1:.J$1048576];&quot;3&quot;)" office:value-type="float" office:value="35" calcext:value-type="float">
            <text:p>35</text:p>
          </table:table-cell>
          <table:table-cell table:formula="of:=SUM([.U22]*2;[.V22]*2;[.W22]*2;[.X22];[.Y22])" office:value-type="float" office:value="86" calcext:value-type="float">
            <text:p>86</text:p>
          </table:table-cell>
          <table:table-cell table:formula="of:=[.AA$1:.AA$1048576]+0.1" office:value-type="float" office:value="86.1" calcext:value-type="float">
            <text:p>86.1</text:p>
          </table:table-cell>
          <table:table-cell table:formula="of:=(82-[.T22])*2" office:value-type="float" office:value="0" calcext:value-type="float">
            <text:p>0</text:p>
          </table:table-cell>
          <table:table-cell table:formula="of:=SUM([.U22]*3;[.V22]*2;[.W22]*2;[.X22];[.Y22])" office:value-type="float" office:value="111" calcext:value-type="float">
            <text:p>111</text:p>
          </table:table-cell>
          <table:table-cell table:formula="of:=SUM([.U22]*3;[.V22]*2;[.W22]*1;;[.Y22])" office:value-type="float" office:value="105" calcext:value-type="float">
            <text:p>105</text:p>
          </table:table-cell>
          <table:table-cell table:formula="of:=[.AC22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18];IF([.P2:.P31]=[.AI21];[.AB2:.AB31]));2)" office:value-type="float" office:value="101.22" calcext:value-type="float">
            <text:p>101.22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24" calcext:value-type="float">
            <text:p>19024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/>
          <table:table-cell office:value-type="string" calcext:value-type="string">
            <text:p>Carolina Hurricane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23])" office:value-type="float" office:value="36" calcext:value-type="float">
            <text:p>36</text:p>
          </table:table-cell>
          <table:table-cell table:formula="of:=COUNTIFS([.M$1:.M$1048576];[.O23])" office:value-type="float" office:value="46" calcext:value-type="float">
            <text:p>46</text:p>
          </table:table-cell>
          <table:table-cell table:style-name="ce7" table:formula="of:=SUM([.R23];[.S23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28" calcext:value-type="float">
            <text:p>28</text:p>
          </table:table-cell>
          <table:table-cell table:formula="of:=COUNTIFS([.L$1:.L$1048576];[.O$1:.O$1048576];[.J$1:.J$1048576];&quot;2&quot;)" office:value-type="float" office:value="5" calcext:value-type="float">
            <text:p>5</text:p>
          </table:table-cell>
          <table:table-cell table:formula="of:=COUNTIFS([.L$1:.L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1&quot;)" office:value-type="float" office:value="6" calcext:value-type="float">
            <text:p>6</text:p>
          </table:table-cell>
          <table:table-cell table:formula="of:=COUNTIFS([.M$1:.M$1048576];[.O$1:.O$1048576];[.J$1:.J$1048576];&quot;2&quot;)" office:value-type="float" office:value="9" calcext:value-type="float">
            <text:p>9</text:p>
          </table:table-cell>
          <table:table-cell table:formula="of:=COUNTIFS([.M$1:.M$1048576];[.O$1:.O$1048576];[.J$1:.J$1048576];&quot;3&quot;)" office:value-type="float" office:value="31" calcext:value-type="float">
            <text:p>31</text:p>
          </table:table-cell>
          <table:table-cell table:formula="of:=SUM([.U23]*2;[.V23]*2;[.W23]*2;[.X23];[.Y23])" office:value-type="float" office:value="87" calcext:value-type="float">
            <text:p>87</text:p>
          </table:table-cell>
          <table:table-cell table:formula="of:=[.AA$1:.AA$1048576]+0.09" office:value-type="float" office:value="87.09" calcext:value-type="float">
            <text:p>87.09</text:p>
          </table:table-cell>
          <table:table-cell table:formula="of:=(82-[.T23])*2" office:value-type="float" office:value="0" calcext:value-type="float">
            <text:p>0</text:p>
          </table:table-cell>
          <table:table-cell table:formula="of:=SUM([.U23]*3;[.V23]*2;[.W23]*2;[.X23];[.Y23])" office:value-type="float" office:value="115" calcext:value-type="float">
            <text:p>115</text:p>
          </table:table-cell>
          <table:table-cell table:formula="of:=SUM([.U23]*3;[.V23]*2;[.W23]*1;;[.Y23])" office:value-type="float" office:value="106" calcext:value-type="float">
            <text:p>106</text:p>
          </table:table-cell>
          <table:table-cell table:formula="of:=[.AC23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18];IF([.P2:.P31]=[.AI21];[.AB2:.AB31]));3)" office:value-type="float" office:value="99.19" calcext:value-type="float">
            <text:p>99.19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8195" calcext:value-type="float">
            <text:p>18195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/>
          <table:table-cell office:value-type="string" calcext:value-type="string">
            <text:p>Florida Panther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24])" office:value-type="float" office:value="35" calcext:value-type="float">
            <text:p>35</text:p>
          </table:table-cell>
          <table:table-cell table:formula="of:=COUNTIFS([.M$1:.M$1048576];[.O24])" office:value-type="float" office:value="47" calcext:value-type="float">
            <text:p>47</text:p>
          </table:table-cell>
          <table:table-cell table:style-name="ce7" table:formula="of:=SUM([.R24];[.S24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23" calcext:value-type="float">
            <text:p>23</text:p>
          </table:table-cell>
          <table:table-cell table:formula="of:=COUNTIFS([.L$1:.L$1048576];[.O$1:.O$1048576];[.J$1:.J$1048576];&quot;2&quot;)" office:value-type="float" office:value="7" calcext:value-type="float">
            <text:p>7</text:p>
          </table:table-cell>
          <table:table-cell table:formula="of:=COUNTIFS([.L$1:.L$1048576];[.O$1:.O$1048576];[.J$1:.J$1048576];&quot;1&quot;)" office:value-type="float" office:value="5" calcext:value-type="float">
            <text:p>5</text:p>
          </table:table-cell>
          <table:table-cell table:formula="of:=COUNTIFS([.M$1:.M$1048576];[.O$1:.O$1048576];[.J$1:.J$1048576];&quot;1&quot;)" office:value-type="float" office:value="6" calcext:value-type="float">
            <text:p>6</text:p>
          </table:table-cell>
          <table:table-cell table:formula="of:=COUNTIFS([.M$1:.M$1048576];[.O$1:.O$1048576];[.J$1:.J$1048576];&quot;2&quot;)" office:value-type="float" office:value="5" calcext:value-type="float">
            <text:p>5</text:p>
          </table:table-cell>
          <table:table-cell table:formula="of:=COUNTIFS([.M$1:.M$1048576];[.O$1:.O$1048576];[.J$1:.J$1048576];&quot;3&quot;)" office:value-type="float" office:value="36" calcext:value-type="float">
            <text:p>36</text:p>
          </table:table-cell>
          <table:table-cell table:formula="of:=SUM([.U24]*2;[.V24]*2;[.W24]*2;[.X24];[.Y24])" office:value-type="float" office:value="81" calcext:value-type="float">
            <text:p>81</text:p>
          </table:table-cell>
          <table:table-cell table:formula="of:=[.AA$1:.AA$1048576]+0.08" office:value-type="float" office:value="81.08" calcext:value-type="float">
            <text:p>81.08</text:p>
          </table:table-cell>
          <table:table-cell table:formula="of:=(82-[.T24])*2" office:value-type="float" office:value="0" calcext:value-type="float">
            <text:p>0</text:p>
          </table:table-cell>
          <table:table-cell table:formula="of:=SUM([.U24]*3;[.V24]*2;[.W24]*2;[.X24];[.Y24])" office:value-type="float" office:value="104" calcext:value-type="float">
            <text:p>104</text:p>
          </table:table-cell>
          <table:table-cell table:formula="of:=SUM([.U24]*3;[.V24]*2;[.W24]*1;;[.Y24])" office:value-type="float" office:value="93" calcext:value-type="float">
            <text:p>93</text:p>
          </table:table-cell>
          <table:table-cell table:formula="of:=[.AC24]*1.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ld Card</text:p>
          </table:table-cell>
          <table:table-cell table:number-matrix-columns-spanned="1" table:number-matrix-rows-spanned="1" table:formula="of:=LARGE(IF([.Q2:.Q31]=[.AH18]; IF([.AB2:.AB31]&lt;&gt;[.AJ18];IF([.AB2:.AB31]&lt;&gt;[.AJ19];IF([.AB2:.AB31]&lt;&gt;[.AJ20];IF([.AB2:.AB31]&lt;&gt;[.AJ21];IF([.AB2:.AB31]&lt;&gt;[.AJ22];IF([.AB2:.AB31]&lt;&gt;[.AJ23];[.AB2:.AB31])))))));1)" office:value-type="float" office:value="94.16" calcext:value-type="float">
            <text:p>94.16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452" calcext:value-type="float">
            <text:p>18452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/>
          <table:table-cell office:value-type="string" calcext:value-type="string">
            <text:p>Buffalo Sabre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25])" office:value-type="float" office:value="33" calcext:value-type="float">
            <text:p>33</text:p>
          </table:table-cell>
          <table:table-cell table:formula="of:=COUNTIFS([.M$1:.M$1048576];[.O25])" office:value-type="float" office:value="49" calcext:value-type="float">
            <text:p>49</text:p>
          </table:table-cell>
          <table:table-cell table:style-name="ce7" table:formula="of:=SUM([.R25];[.S25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25" calcext:value-type="float">
            <text:p>25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6" calcext:value-type="float">
            <text:p>6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37" calcext:value-type="float">
            <text:p>37</text:p>
          </table:table-cell>
          <table:table-cell table:formula="of:=SUM([.U25]*2;[.V25]*2;[.W25]*2;[.X25];[.Y25])" office:value-type="float" office:value="78" calcext:value-type="float">
            <text:p>78</text:p>
          </table:table-cell>
          <table:table-cell table:formula="of:=[.AA$1:.AA$1048576]+0.07" office:value-type="float" office:value="78.07" calcext:value-type="float">
            <text:p>78.07</text:p>
          </table:table-cell>
          <table:table-cell table:formula="of:=(82-[.T25])*2" office:value-type="float" office:value="0" calcext:value-type="float">
            <text:p>0</text:p>
          </table:table-cell>
          <table:table-cell table:formula="of:=SUM([.U25]*3;[.V25]*2;[.W25]*2;[.X25];[.Y25])" office:value-type="float" office:value="103" calcext:value-type="float">
            <text:p>103</text:p>
          </table:table-cell>
          <table:table-cell table:formula="of:=SUM([.U25]*3;[.V25]*2;[.W25]*1;;[.Y25])" office:value-type="float" office:value="95" calcext:value-type="float">
            <text:p>95</text:p>
          </table:table-cell>
          <table:table-cell table:formula="of:=[.AC25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18]; IF([.AB2:.AB31]&lt;&gt;[.AJ18];IF([.AB2:.AB31]&lt;&gt;[.AJ19];IF([.AB2:.AB31]&lt;&gt;[.AJ20];IF([.AB2:.AB31]&lt;&gt;[.AJ21];IF([.AB2:.AB31]&lt;&gt;[.AJ22];IF([.AB2:.AB31]&lt;&gt;[.AJ23];[.AB2:.AB31])))))));2)" office:value-type="float" office:value="94.15" calcext:value-type="float">
            <text:p>94.15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197" calcext:value-type="float">
            <text:p>1919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/>
          <table:table-cell office:value-type="string" calcext:value-type="string">
            <text:p>Detroit Red Wing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26])" office:value-type="float" office:value="33" calcext:value-type="float">
            <text:p>33</text:p>
          </table:table-cell>
          <table:table-cell table:formula="of:=COUNTIFS([.M$1:.M$1048576];[.O26])" office:value-type="float" office:value="49" calcext:value-type="float">
            <text:p>49</text:p>
          </table:table-cell>
          <table:table-cell table:style-name="ce7" table:formula="of:=SUM([.R26];[.S26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17" calcext:value-type="float">
            <text:p>17</text:p>
          </table:table-cell>
          <table:table-cell table:formula="of:=COUNTIFS([.L$1:.L$1048576];[.O$1:.O$1048576];[.J$1:.J$1048576];&quot;2&quot;)" office:value-type="float" office:value="7" calcext:value-type="float">
            <text:p>7</text:p>
          </table:table-cell>
          <table:table-cell table:formula="of:=COUNTIFS([.L$1:.L$1048576];[.O$1:.O$1048576];[.J$1:.J$1048576];&quot;1&quot;)" office:value-type="float" office:value="9" calcext:value-type="float">
            <text:p>9</text:p>
          </table:table-cell>
          <table:table-cell table:formula="of:=COUNTIFS([.M$1:.M$1048576];[.O$1:.O$1048576];[.J$1:.J$1048576];&quot;1&quot;)" office:value-type="float" office:value="0" calcext:value-type="float">
            <text:p>0</text:p>
          </table:table-cell>
          <table:table-cell table:formula="of:=COUNTIFS([.M$1:.M$1048576];[.O$1:.O$1048576];[.J$1:.J$1048576];&quot;2&quot;)" office:value-type="float" office:value="13" calcext:value-type="float">
            <text:p>13</text:p>
          </table:table-cell>
          <table:table-cell table:formula="of:=COUNTIFS([.M$1:.M$1048576];[.O$1:.O$1048576];[.J$1:.J$1048576];&quot;3&quot;)" office:value-type="float" office:value="36" calcext:value-type="float">
            <text:p>36</text:p>
          </table:table-cell>
          <table:table-cell table:formula="of:=SUM([.U26]*2;[.V26]*2;[.W26]*2;[.X26];[.Y26])" office:value-type="float" office:value="79" calcext:value-type="float">
            <text:p>79</text:p>
          </table:table-cell>
          <table:table-cell table:formula="of:=[.AA$1:.AA$1048576]+0.06" office:value-type="float" office:value="79.06" calcext:value-type="float">
            <text:p>79.06</text:p>
          </table:table-cell>
          <table:table-cell table:formula="of:=(82-[.T26])*2" office:value-type="float" office:value="0" calcext:value-type="float">
            <text:p>0</text:p>
          </table:table-cell>
          <table:table-cell table:formula="of:=SUM([.U26]*3;[.V26]*2;[.W26]*2;[.X26];[.Y26])" office:value-type="float" office:value="96" calcext:value-type="float">
            <text:p>96</text:p>
          </table:table-cell>
          <table:table-cell table:formula="of:=SUM([.U26]*3;[.V26]*2;[.W26]*1;;[.Y26])" office:value-type="float" office:value="87" calcext:value-type="float">
            <text:p>87</text:p>
          </table:table-cell>
          <table:table-cell table:formula="of:=[.AC26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18]; IF([.AB2:.AB31]&lt;&gt;[.AJ18];IF([.AB2:.AB31]&lt;&gt;[.AJ19];IF([.AB2:.AB31]&lt;&gt;[.AJ20];IF([.AB2:.AB31]&lt;&gt;[.AJ21];IF([.AB2:.AB31]&lt;&gt;[.AJ22];IF([.AB2:.AB31]&lt;&gt;[.AJ23];[.AB2:.AB31])))))));3)" office:value-type="float" office:value="87.12" calcext:value-type="float">
            <text:p>87.12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/>
          <table:table-cell office:value-type="string" calcext:value-type="string">
            <text:p>Dallas Star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27])" office:value-type="float" office:value="34" calcext:value-type="float">
            <text:p>34</text:p>
          </table:table-cell>
          <table:table-cell table:formula="of:=COUNTIFS([.M$1:.M$1048576];[.O27])" office:value-type="float" office:value="48" calcext:value-type="float">
            <text:p>48</text:p>
          </table:table-cell>
          <table:table-cell table:style-name="ce7" table:formula="of:=SUM([.R27];[.S27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28" calcext:value-type="float">
            <text:p>28</text:p>
          </table:table-cell>
          <table:table-cell table:formula="of:=COUNTIFS([.L$1:.L$1048576];[.O$1:.O$1048576];[.J$1:.J$1048576];&quot;2&quot;)" office:value-type="float" office:value="5" calcext:value-type="float">
            <text:p>5</text:p>
          </table:table-cell>
          <table:table-cell table:formula="of:=COUNTIFS([.L$1:.L$1048576];[.O$1:.O$1048576];[.J$1:.J$1048576];&quot;1&quot;)" office:value-type="float" office:value="1" calcext:value-type="float">
            <text:p>1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9" calcext:value-type="float">
            <text:p>9</text:p>
          </table:table-cell>
          <table:table-cell table:formula="of:=COUNTIFS([.M$1:.M$1048576];[.O$1:.O$1048576];[.J$1:.J$1048576];&quot;3&quot;)" office:value-type="float" office:value="37" calcext:value-type="float">
            <text:p>37</text:p>
          </table:table-cell>
          <table:table-cell table:formula="of:=SUM([.U27]*2;[.V27]*2;[.W27]*2;[.X27];[.Y27])" office:value-type="float" office:value="79" calcext:value-type="float">
            <text:p>79</text:p>
          </table:table-cell>
          <table:table-cell table:formula="of:=[.AA$1:.AA$1048576]+0.05" office:value-type="float" office:value="79.05" calcext:value-type="float">
            <text:p>79.05</text:p>
          </table:table-cell>
          <table:table-cell table:formula="of:=(82-[.T27])*2" office:value-type="float" office:value="0" calcext:value-type="float">
            <text:p>0</text:p>
          </table:table-cell>
          <table:table-cell table:formula="of:=SUM([.U27]*3;[.V27]*2;[.W27]*2;[.X27];[.Y27])" office:value-type="float" office:value="107" calcext:value-type="float">
            <text:p>107</text:p>
          </table:table-cell>
          <table:table-cell table:formula="of:=SUM([.U27]*3;[.V27]*2;[.W27]*1;;[.Y27])" office:value-type="float" office:value="104" calcext:value-type="float">
            <text:p>104</text:p>
          </table:table-cell>
          <table:table-cell table:formula="of:=[.AC27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18]; IF([.AB2:.AB31]&lt;&gt;[.AJ18];IF([.AB2:.AB31]&lt;&gt;[.AJ19];IF([.AB2:.AB31]&lt;&gt;[.AJ20];IF([.AB2:.AB31]&lt;&gt;[.AJ21];IF([.AB2:.AB31]&lt;&gt;[.AJ22];IF([.AB2:.AB31]&lt;&gt;[.AJ23];[.AB2:.AB31])))))));4)" office:value-type="float" office:value="86.1" calcext:value-type="float">
            <text:p>86.1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466" calcext:value-type="float">
            <text:p>1946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/>
          <table:table-cell office:value-type="string" calcext:value-type="string">
            <text:p>Arizona Coyote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28])" office:value-type="float" office:value="30" calcext:value-type="float">
            <text:p>30</text:p>
          </table:table-cell>
          <table:table-cell table:formula="of:=COUNTIFS([.M$1:.M$1048576];[.O28])" office:value-type="float" office:value="52" calcext:value-type="float">
            <text:p>52</text:p>
          </table:table-cell>
          <table:table-cell table:style-name="ce7" table:formula="of:=SUM([.R28];[.S28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20" calcext:value-type="float">
            <text:p>20</text:p>
          </table:table-cell>
          <table:table-cell table:formula="of:=COUNTIFS([.L$1:.L$1048576];[.O$1:.O$1048576];[.J$1:.J$1048576];&quot;2&quot;)" office:value-type="float" office:value="4" calcext:value-type="float">
            <text:p>4</text:p>
          </table:table-cell>
          <table:table-cell table:formula="of:=COUNTIFS([.L$1:.L$1048576];[.O$1:.O$1048576];[.J$1:.J$1048576];&quot;1&quot;)" office:value-type="float" office:value="6" calcext:value-type="float">
            <text:p>6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8" calcext:value-type="float">
            <text:p>8</text:p>
          </table:table-cell>
          <table:table-cell table:formula="of:=COUNTIFS([.M$1:.M$1048576];[.O$1:.O$1048576];[.J$1:.J$1048576];&quot;3&quot;)" office:value-type="float" office:value="42" calcext:value-type="float">
            <text:p>42</text:p>
          </table:table-cell>
          <table:table-cell table:formula="of:=SUM([.U28]*2;[.V28]*2;[.W28]*2;[.X28];[.Y28])" office:value-type="float" office:value="70" calcext:value-type="float">
            <text:p>70</text:p>
          </table:table-cell>
          <table:table-cell table:formula="of:=[.AA$1:.AA$1048576]+0.04" office:value-type="float" office:value="70.04" calcext:value-type="float">
            <text:p>70.04</text:p>
          </table:table-cell>
          <table:table-cell table:formula="of:=(82-[.T28])*2" office:value-type="float" office:value="0" calcext:value-type="float">
            <text:p>0</text:p>
          </table:table-cell>
          <table:table-cell table:formula="of:=SUM([.U28]*3;[.V28]*2;[.W28]*2;[.X28];[.Y28])" office:value-type="float" office:value="90" calcext:value-type="float">
            <text:p>90</text:p>
          </table:table-cell>
          <table:table-cell table:formula="of:=SUM([.U28]*3;[.V28]*2;[.W28]*1;;[.Y28])" office:value-type="float" office:value="82" calcext:value-type="float">
            <text:p>82</text:p>
          </table:table-cell>
          <table:table-cell table:formula="of:=[.AC28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18]; IF([.AB2:.AB31]&lt;&gt;[.AJ18];IF([.AB2:.AB31]&lt;&gt;[.AJ19];IF([.AB2:.AB31]&lt;&gt;[.AJ20];IF([.AB2:.AB31]&lt;&gt;[.AJ21];IF([.AB2:.AB31]&lt;&gt;[.AJ22];IF([.AB2:.AB31]&lt;&gt;[.AJ23];[.AB2:.AB31])))))));5)" office:value-type="float" office:value="79.05" calcext:value-type="float">
            <text:p>79.05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/>
          <table:table-cell office:value-type="string" calcext:value-type="string">
            <text:p>New Jersey Devil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29])" office:value-type="float" office:value="28" calcext:value-type="float">
            <text:p>28</text:p>
          </table:table-cell>
          <table:table-cell table:formula="of:=COUNTIFS([.M$1:.M$1048576];[.O29])" office:value-type="float" office:value="54" calcext:value-type="float">
            <text:p>54</text:p>
          </table:table-cell>
          <table:table-cell table:style-name="ce7" table:formula="of:=SUM([.R29];[.S29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18" calcext:value-type="float">
            <text:p>18</text:p>
          </table:table-cell>
          <table:table-cell table:formula="of:=COUNTIFS([.L$1:.L$1048576];[.O$1:.O$1048576];[.J$1:.J$1048576];&quot;2&quot;)" office:value-type="float" office:value="7" calcext:value-type="float">
            <text:p>7</text:p>
          </table:table-cell>
          <table:table-cell table:formula="of:=COUNTIFS([.L$1:.L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2&quot;)" office:value-type="float" office:value="11" calcext:value-type="float">
            <text:p>11</text:p>
          </table:table-cell>
          <table:table-cell table:formula="of:=COUNTIFS([.M$1:.M$1048576];[.O$1:.O$1048576];[.J$1:.J$1048576];&quot;3&quot;)" office:value-type="float" office:value="40" calcext:value-type="float">
            <text:p>40</text:p>
          </table:table-cell>
          <table:table-cell table:formula="of:=SUM([.U29]*2;[.V29]*2;[.W29]*2;[.X29];[.Y29])" office:value-type="float" office:value="70" calcext:value-type="float">
            <text:p>70</text:p>
          </table:table-cell>
          <table:table-cell table:formula="of:=[.AA$1:.AA$1048576]+0.03" office:value-type="float" office:value="70.03" calcext:value-type="float">
            <text:p>70.03</text:p>
          </table:table-cell>
          <table:table-cell table:formula="of:=(82-[.T29])*2" office:value-type="float" office:value="0" calcext:value-type="float">
            <text:p>0</text:p>
          </table:table-cell>
          <table:table-cell table:formula="of:=SUM([.U29]*3;[.V29]*2;[.W29]*2;[.X29];[.Y29])" office:value-type="float" office:value="88" calcext:value-type="float">
            <text:p>88</text:p>
          </table:table-cell>
          <table:table-cell table:formula="of:=SUM([.U29]*3;[.V29]*2;[.W29]*1;;[.Y29])" office:value-type="float" office:value="82" calcext:value-type="float">
            <text:p>82</text:p>
          </table:table-cell>
          <table:table-cell table:formula="of:=[.AC29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18]; IF([.AB2:.AB31]&lt;&gt;[.AJ18];IF([.AB2:.AB31]&lt;&gt;[.AJ19];IF([.AB2:.AB31]&lt;&gt;[.AJ20];IF([.AB2:.AB31]&lt;&gt;[.AJ21];IF([.AB2:.AB31]&lt;&gt;[.AJ22];IF([.AB2:.AB31]&lt;&gt;[.AJ23];[.AB2:.AB31])))))));6)" office:value-type="float" office:value="70.04" calcext:value-type="float">
            <text:p>70.04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/>
          <table:table-cell office:value-type="string" calcext:value-type="string">
            <text:p>Vancouver Canuck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30])" office:value-type="float" office:value="30" calcext:value-type="float">
            <text:p>30</text:p>
          </table:table-cell>
          <table:table-cell table:formula="of:=COUNTIFS([.M$1:.M$1048576];[.O30])" office:value-type="float" office:value="51" calcext:value-type="float">
            <text:p>51</text:p>
          </table:table-cell>
          <table:table-cell table:style-name="ce7" table:formula="of:=SUM([.R30];[.S30])" office:value-type="float" office:value="81" calcext:value-type="float">
            <text:p>81</text:p>
          </table:table-cell>
          <table:table-cell table:formula="of:=COUNTIFS([.L$1:.L$1048576];[.O$1:.O$1048576];[.J$1:.J$1048576];&quot;3&quot;)" office:value-type="float" office:value="19" calcext:value-type="float">
            <text:p>19</text:p>
          </table:table-cell>
          <table:table-cell table:formula="of:=COUNTIFS([.L$1:.L$1048576];[.O$1:.O$1048576];[.J$1:.J$1048576];&quot;2&quot;)" office:value-type="float" office:value="7" calcext:value-type="float">
            <text:p>7</text:p>
          </table:table-cell>
          <table:table-cell table:formula="of:=COUNTIFS([.L$1:.L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7" calcext:value-type="float">
            <text:p>7</text:p>
          </table:table-cell>
          <table:table-cell table:formula="of:=COUNTIFS([.M$1:.M$1048576];[.O$1:.O$1048576];[.J$1:.J$1048576];&quot;3&quot;)" office:value-type="float" office:value="42" calcext:value-type="float">
            <text:p>42</text:p>
          </table:table-cell>
          <table:table-cell table:formula="of:=SUM([.U30]*2;[.V30]*2;[.W30]*2;[.X30];[.Y30])" office:value-type="float" office:value="69" calcext:value-type="float">
            <text:p>69</text:p>
          </table:table-cell>
          <table:table-cell table:formula="of:=[.AA$1:.AA$1048576]+0.02" office:value-type="float" office:value="69.02" calcext:value-type="float">
            <text:p>69.02</text:p>
          </table:table-cell>
          <table:table-cell table:formula="of:=(82-[.T30])*2" office:value-type="float" office:value="2" calcext:value-type="float">
            <text:p>2</text:p>
          </table:table-cell>
          <table:table-cell table:formula="of:=SUM([.U30]*3;[.V30]*2;[.W30]*2;[.X30];[.Y30])" office:value-type="float" office:value="88" calcext:value-type="float">
            <text:p>88</text:p>
          </table:table-cell>
          <table:table-cell table:formula="of:=SUM([.U30]*3;[.V30]*2;[.W30]*1;;[.Y30])" office:value-type="float" office:value="82" calcext:value-type="float">
            <text:p>82</text:p>
          </table:table-cell>
          <table:table-cell table:formula="of:=[.AC30]*1.5" office:value-type="float" office:value="3" calcext:value-type="float">
            <text:p>3</text:p>
          </table:table-cell>
          <table:table-cell table:number-columns-repeated="3"/>
          <table:table-cell table:number-matrix-columns-spanned="1" table:number-matrix-rows-spanned="1" table:formula="of:=LARGE(IF([.Q2:.Q31]=[.AH18]; IF([.AB2:.AB31]&lt;&gt;[.AJ18];IF([.AB2:.AB31]&lt;&gt;[.AJ19];IF([.AB2:.AB31]&lt;&gt;[.AJ20];IF([.AB2:.AB31]&lt;&gt;[.AJ21];IF([.AB2:.AB31]&lt;&gt;[.AJ22];IF([.AB2:.AB31]&lt;&gt;[.AJ23];[.AB2:.AB31])))))));7)" office:value-type="float" office:value="69.02" calcext:value-type="float">
            <text:p>69.02</text:p>
          </table:table-cell>
        </table:table-row>
        <table:table-row table:style-name="ro1">
          <table:table-cell office:value-type="string" calcext:value-type="string">
            <text:p>2016-10-16</text:p>
          </table:table-cell>
          <table:table-cell office:value-type="string" calcext:value-type="string">
            <text:p>Buffalo Sab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/>
          <table:table-cell office:value-type="string" calcext:value-type="string">
            <text:p>Colorado Avalan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31])" office:value-type="float" office:value="22" calcext:value-type="float">
            <text:p>22</text:p>
          </table:table-cell>
          <table:table-cell table:formula="of:=COUNTIFS([.M$1:.M$1048576];[.O31])" office:value-type="float" office:value="60" calcext:value-type="float">
            <text:p>60</text:p>
          </table:table-cell>
          <table:table-cell table:style-name="ce7" table:formula="of:=SUM([.R31];[.S31])" office:value-type="float" office:value="82" calcext:value-type="float">
            <text:p>82</text:p>
          </table:table-cell>
          <table:table-cell table:formula="of:=COUNTIFS([.L$1:.L$1048576];[.O$1:.O$1048576];[.J$1:.J$1048576];&quot;3&quot;)" office:value-type="float" office:value="14" calcext:value-type="float">
            <text:p>14</text:p>
          </table:table-cell>
          <table:table-cell table:formula="of:=COUNTIFS([.L$1:.L$1048576];[.O$1:.O$1048576];[.J$1:.J$1048576];&quot;2&quot;)" office:value-type="float" office:value="7" calcext:value-type="float">
            <text:p>7</text:p>
          </table:table-cell>
          <table:table-cell table:formula="of:=COUNTIFS([.L$1:.L$1048576];[.O$1:.O$1048576];[.J$1:.J$1048576];&quot;1&quot;)" office:value-type="float" office:value="1" calcext:value-type="float">
            <text:p>1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2" calcext:value-type="float">
            <text:p>2</text:p>
          </table:table-cell>
          <table:table-cell table:formula="of:=COUNTIFS([.M$1:.M$1048576];[.O$1:.O$1048576];[.J$1:.J$1048576];&quot;3&quot;)" office:value-type="float" office:value="56" calcext:value-type="float">
            <text:p>56</text:p>
          </table:table-cell>
          <table:table-cell table:formula="of:=SUM([.U31]*2;[.V31]*2;[.W31]*2;[.X31];[.Y31])" office:value-type="float" office:value="48" calcext:value-type="float">
            <text:p>48</text:p>
          </table:table-cell>
          <table:table-cell table:formula="of:=[.AA$1:.AA$1048576]+0.01" office:value-type="float" office:value="48.01" calcext:value-type="float">
            <text:p>48.01</text:p>
          </table:table-cell>
          <table:table-cell table:formula="of:=(82-[.T31])*2" office:value-type="float" office:value="0" calcext:value-type="float">
            <text:p>0</text:p>
          </table:table-cell>
          <table:table-cell table:formula="of:=SUM([.U31]*3;[.V31]*2;[.W31]*2;[.X31];[.Y31])" office:value-type="float" office:value="62" calcext:value-type="float">
            <text:p>62</text:p>
          </table:table-cell>
          <table:table-cell table:formula="of:=SUM([.U31]*3;[.V31]*2;[.W31]*1;;[.Y31])" office:value-type="float" office:value="59" calcext:value-type="float">
            <text:p>59</text:p>
          </table:table-cell>
          <table:table-cell table:formula="of:=[.AC31]*1.5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" table:formula="of:=LARGE(IF([.Q2:.Q31]=[.AH18]; IF([.AB2:.AB31]&lt;&gt;[.AJ18];IF([.AB2:.AB31]&lt;&gt;[.AJ19];IF([.AB2:.AB31]&lt;&gt;[.AJ20];IF([.AB2:.AB31]&lt;&gt;[.AJ21];IF([.AB2:.AB31]&lt;&gt;[.AJ22];IF([.AB2:.AB31]&lt;&gt;[.AJ23];[.AB2:.AB31])))))));8)" office:value-type="float" office:value="48.01" calcext:value-type="float">
            <text:p>48.01</text:p>
          </table:table-cell>
        </table:table-row>
        <table:table-row table:style-name="ro1">
          <table:table-cell office:value-type="string" calcext:value-type="string">
            <text:p>2016-10-16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5795" calcext:value-type="float">
            <text:p>15795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6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832" calcext:value-type="float">
            <text:p>1783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7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7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7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431" calcext:value-type="float">
            <text:p>18431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7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296" calcext:value-type="float">
            <text:p>1529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9289" calcext:value-type="float">
            <text:p>19289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 Blackhawk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263" calcext:value-type="float">
            <text:p>21263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44" calcext:value-type="float">
            <text:p>18644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Pittsburgh Pengu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72" calcext:value-type="float">
            <text:p>10772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061" calcext:value-type="float">
            <text:p>11061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568" calcext:value-type="float">
            <text:p>17568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9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19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5294" calcext:value-type="float">
            <text:p>1529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652" calcext:value-type="float">
            <text:p>1765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532" calcext:value-type="float">
            <text:p>18532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440" calcext:value-type="float">
            <text:p>1244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68" calcext:value-type="float">
            <text:p>1896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82" calcext:value-type="float">
            <text:p>19982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511" calcext:value-type="float">
            <text:p>18511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pa Bay Lightn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809" calcext:value-type="float">
            <text:p>17809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89" calcext:value-type="float">
            <text:p>15789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76" calcext:value-type="float">
            <text:p>13076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St. Louis Blu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</text:p>
          </table:table-cell>
          <table:table-cell office:value-type="float" office:value="21735" calcext:value-type="float">
            <text:p>21735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San Jose Sha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326" calcext:value-type="float">
            <text:p>1432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6514" calcext:value-type="float">
            <text:p>1651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918" calcext:value-type="float">
            <text:p>1591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668" calcext:value-type="float">
            <text:p>1966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3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3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583" calcext:value-type="float">
            <text:p>11583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3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240" calcext:value-type="float">
            <text:p>33240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4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21348" calcext:value-type="float">
            <text:p>21348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4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ston Bru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40" calcext:value-type="float">
            <text:p>18040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756" calcext:value-type="float">
            <text:p>1275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9209" calcext:value-type="float">
            <text:p>19209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434" calcext:value-type="float">
            <text:p>18434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337" calcext:value-type="float">
            <text:p>17337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Tampa Bay Lightn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449" calcext:value-type="float">
            <text:p>19449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71" calcext:value-type="float">
            <text:p>18471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6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421" calcext:value-type="float">
            <text:p>15421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6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6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94" calcext:value-type="float">
            <text:p>12194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6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22" calcext:value-type="float">
            <text:p>1812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Arizona Coyo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432" calcext:value-type="float">
            <text:p>19432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422" calcext:value-type="float">
            <text:p>1842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229" calcext:value-type="float">
            <text:p>17229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9229" calcext:value-type="float">
            <text:p>19229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79" calcext:value-type="float">
            <text:p>18979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8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heim Duc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41" calcext:value-type="float">
            <text:p>15841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8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80" calcext:value-type="float">
            <text:p>18680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8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132" calcext:value-type="float">
            <text:p>1813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8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135" calcext:value-type="float">
            <text:p>16135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8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3882" calcext:value-type="float">
            <text:p>1388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8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533" calcext:value-type="float">
            <text:p>13533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Florida Pant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61" calcext:value-type="float">
            <text:p>18261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Dallas St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31" calcext:value-type="float">
            <text:p>1903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927" calcext:value-type="float">
            <text:p>19927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631" calcext:value-type="float">
            <text:p>18631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38" calcext:value-type="float">
            <text:p>1833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53" calcext:value-type="float">
            <text:p>10353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454" calcext:value-type="float">
            <text:p>18454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329" calcext:value-type="float">
            <text:p>21329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Florida Pant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Island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057" calcext:value-type="float">
            <text:p>1205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Rang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46" calcext:value-type="float">
            <text:p>1104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0141" calcext:value-type="float">
            <text:p>10141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166" calcext:value-type="float">
            <text:p>2116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42" calcext:value-type="float">
            <text:p>1214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808" calcext:value-type="float">
            <text:p>13808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64" calcext:value-type="float">
            <text:p>1886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Tampa Bay Lightn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822" calcext:value-type="float">
            <text:p>1082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St. Louis Bl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3049" calcext:value-type="float">
            <text:p>13049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9687" calcext:value-type="float">
            <text:p>1968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2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543" calcext:value-type="float">
            <text:p>15543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2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2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9309" calcext:value-type="float">
            <text:p>19309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183" calcext:value-type="float">
            <text:p>18183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580" calcext:value-type="float">
            <text:p>21580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1597" calcext:value-type="float">
            <text:p>11597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1119" calcext:value-type="float">
            <text:p>11119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260" calcext:value-type="float">
            <text:p>13260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3:0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4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405" calcext:value-type="float">
            <text:p>1640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4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umbus Blue Jacket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436" calcext:value-type="float">
            <text:p>1443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4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Minnesota W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256" calcext:value-type="float">
            <text:p>16256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Calgary Flam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Angeles K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3862" calcext:value-type="float">
            <text:p>13862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225" calcext:value-type="float">
            <text:p>16225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 Jose Shar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245" calcext:value-type="float">
            <text:p>18245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480" calcext:value-type="float">
            <text:p>19480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218" calcext:value-type="float">
            <text:p>1621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21901" calcext:value-type="float">
            <text:p>21901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220" calcext:value-type="float">
            <text:p>17220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7</text:p>
          </table:table-cell>
          <table:table-cell office:value-type="string" calcext:value-type="string">
            <text:p>Buffalo Sab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7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3" calcext:value-type="float">
            <text:p>11703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7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514" calcext:value-type="float">
            <text:p>1251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858" calcext:value-type="float">
            <text:p>1385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2179" calcext:value-type="float">
            <text:p>12179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Vancouver Can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598" calcext:value-type="float">
            <text:p>19598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76" calcext:value-type="float">
            <text:p>18576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Los Angeles Kin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ronto Maple Lea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76" calcext:value-type="float">
            <text:p>1897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3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9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7884" calcext:value-type="float">
            <text:p>17884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9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09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704" calcext:value-type="float">
            <text:p>18704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85" calcext:value-type="float">
            <text:p>11185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Brui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86" calcext:value-type="float">
            <text:p>808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795" calcext:value-type="float">
            <text:p>18795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703" calcext:value-type="float">
            <text:p>11703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259" calcext:value-type="float">
            <text:p>17259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58" calcext:value-type="float">
            <text:p>18458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1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301" calcext:value-type="float">
            <text:p>18301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1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22075" calcext:value-type="float">
            <text:p>22075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1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6517" calcext:value-type="float">
            <text:p>1651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1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1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622" calcext:value-type="float">
            <text:p>1562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1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189" calcext:value-type="float">
            <text:p>19189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531" calcext:value-type="float">
            <text:p>16531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436" calcext:value-type="float">
            <text:p>1243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umbus Blue Jacket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788" calcext:value-type="float">
            <text:p>15788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421" calcext:value-type="float">
            <text:p>18421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5828" calcext:value-type="float">
            <text:p>15828</text:p>
          </table:table-cell>
          <table:table-cell office:value-type="string" calcext:value-type="string">
            <text:p>2:5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Anaheim D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309" calcext:value-type="float">
            <text:p>17309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591" calcext:value-type="float">
            <text:p>19591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68" calcext:value-type="float">
            <text:p>18668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3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762" calcext:value-type="float">
            <text:p>2176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3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08" calcext:value-type="float">
            <text:p>15808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3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3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4265" calcext:value-type="float">
            <text:p>14265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3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8470" calcext:value-type="float">
            <text:p>18470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5294" calcext:value-type="float">
            <text:p>15294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4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Island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98" calcext:value-type="float">
            <text:p>1249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600" calcext:value-type="float">
            <text:p>15600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San Jose Sha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32" calcext:value-type="float">
            <text:p>8932</text:p>
          </table:table-cell>
          <table:table-cell office:value-type="string" calcext:value-type="string">
            <text:p>2:1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1738" calcext:value-type="float">
            <text:p>1173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805" calcext:value-type="float">
            <text:p>14805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48" calcext:value-type="float">
            <text:p>1904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21288" calcext:value-type="float">
            <text:p>2128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358" calcext:value-type="float">
            <text:p>19358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884" calcext:value-type="float">
            <text:p>1688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342" calcext:value-type="float">
            <text:p>1934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New York Rang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814" calcext:value-type="float">
            <text:p>1781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Chicago Blackhaw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6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202" calcext:value-type="float">
            <text:p>18202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6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954" calcext:value-type="float">
            <text:p>14954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870" calcext:value-type="float">
            <text:p>1787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37" calcext:value-type="float">
            <text:p>18237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Boston Bru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774" calcext:value-type="float">
            <text:p>18774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80" calcext:value-type="float">
            <text:p>1548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432" calcext:value-type="float">
            <text:p>1943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618" calcext:value-type="float">
            <text:p>17618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 Maple Leaf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931" calcext:value-type="float">
            <text:p>18931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027" calcext:value-type="float">
            <text:p>18027</text:p>
          </table:table-cell>
          <table:table-cell office:value-type="string" calcext:value-type="string">
            <text:p>2:5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8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01" calcext:value-type="float">
            <text:p>12101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8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541" calcext:value-type="float">
            <text:p>14541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8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691" calcext:value-type="float">
            <text:p>18691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8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3365" calcext:value-type="float">
            <text:p>1336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8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3148" calcext:value-type="float">
            <text:p>13148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817" calcext:value-type="float">
            <text:p>18817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Edmonton Oil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238" calcext:value-type="float">
            <text:p>19238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132" calcext:value-type="float">
            <text:p>1413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32" calcext:value-type="float">
            <text:p>1973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22" calcext:value-type="float">
            <text:p>1892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0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611" calcext:value-type="float">
            <text:p>16611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0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9" calcext:value-type="float">
            <text:p>10809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0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0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0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26" calcext:value-type="float">
            <text:p>1752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0063" calcext:value-type="float">
            <text:p>10063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532" calcext:value-type="float">
            <text:p>18532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Chicago Blackhaw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monton Oil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632" calcext:value-type="float">
            <text:p>1863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286" calcext:value-type="float">
            <text:p>17286</text:p>
          </table:table-cell>
          <table:table-cell office:value-type="string" calcext:value-type="string">
            <text:p>2:1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2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5161" calcext:value-type="float">
            <text:p>15161</text:p>
          </table:table-cell>
          <table:table-cell office:value-type="string" calcext:value-type="string">
            <text:p>3:0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2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515" calcext:value-type="float">
            <text:p>1551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2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2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93" calcext:value-type="float">
            <text:p>18893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256" calcext:value-type="float">
            <text:p>11256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8360" calcext:value-type="float">
            <text:p>18360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40" calcext:value-type="float">
            <text:p>13140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Edmonton Oil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185" calcext:value-type="float">
            <text:p>1518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22" calcext:value-type="float">
            <text:p>19022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</text:p>
          </table:table-cell>
          <table:table-cell office:value-type="float" office:value="13752" calcext:value-type="float">
            <text:p>13752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19" calcext:value-type="float">
            <text:p>17119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Pittsburgh Pengu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01" calcext:value-type="float">
            <text:p>17501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4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4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91" calcext:value-type="float">
            <text:p>17191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4950" calcext:value-type="float">
            <text:p>14950</text:p>
          </table:table-cell>
          <table:table-cell office:value-type="string" calcext:value-type="string">
            <text:p>2:5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212" calcext:value-type="float">
            <text:p>1921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5612" calcext:value-type="float">
            <text:p>15612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92" calcext:value-type="float">
            <text:p>1719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81" calcext:value-type="float">
            <text:p>19981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Columbus Blue Jac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5511" calcext:value-type="float">
            <text:p>15511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3573" calcext:value-type="float">
            <text:p>13573</text:p>
          </table:table-cell>
          <table:table-cell office:value-type="string" calcext:value-type="string">
            <text:p>3:1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435" calcext:value-type="float">
            <text:p>18435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42" calcext:value-type="float">
            <text:p>1804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8615" calcext:value-type="float">
            <text:p>18615</text:p>
          </table:table-cell>
          <table:table-cell office:value-type="string" calcext:value-type="string">
            <text:p>2:5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9396" calcext:value-type="float">
            <text:p>19396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51" calcext:value-type="float">
            <text:p>19051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408" calcext:value-type="float">
            <text:p>19408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Nashville Predat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8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8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169" calcext:value-type="float">
            <text:p>17169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30" calcext:value-type="float">
            <text:p>14830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66" calcext:value-type="float">
            <text:p>1036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21475" calcext:value-type="float">
            <text:p>21475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Buffalo Sab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259" calcext:value-type="float">
            <text:p>14259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9558" calcext:value-type="float">
            <text:p>19558</text:p>
          </table:table-cell>
          <table:table-cell office:value-type="string" calcext:value-type="string">
            <text:p>2:5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377" calcext:value-type="float">
            <text:p>1737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917" calcext:value-type="float">
            <text:p>1791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Toronto Maple Leaf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49" calcext:value-type="float">
            <text:p>12149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27" calcext:value-type="float">
            <text:p>11327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7565" calcext:value-type="float">
            <text:p>17565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47" calcext:value-type="float">
            <text:p>18047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21351" calcext:value-type="float">
            <text:p>21351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41" calcext:value-type="float">
            <text:p>12141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4334" calcext:value-type="float">
            <text:p>14334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420" calcext:value-type="float">
            <text:p>18420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Louis Blu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351" calcext:value-type="float">
            <text:p>17351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627" calcext:value-type="float">
            <text:p>1762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Edmonton Oil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2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390" calcext:value-type="float">
            <text:p>18390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2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1287" calcext:value-type="float">
            <text:p>11287</text:p>
          </table:table-cell>
          <table:table-cell office:value-type="string" calcext:value-type="string">
            <text:p>2:5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725" calcext:value-type="float">
            <text:p>16725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New Jersey Dev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5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Florida Pant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49" calcext:value-type="float">
            <text:p>15149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487" calcext:value-type="float">
            <text:p>1948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661" calcext:value-type="float">
            <text:p>18661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362" calcext:value-type="float">
            <text:p>1936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Tampa Bay Light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1521" calcext:value-type="float">
            <text:p>11521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gary Flame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383" calcext:value-type="float">
            <text:p>21383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3789" calcext:value-type="float">
            <text:p>13789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5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565" calcext:value-type="float">
            <text:p>175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5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091" calcext:value-type="float">
            <text:p>1109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5</text:p>
          </table:table-cell>
          <table:table-cell office:value-type="string" calcext:value-type="string">
            <text:p>Ottawa Sen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tsburgh Penguin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414" calcext:value-type="float">
            <text:p>18414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5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149" calcext:value-type="float">
            <text:p>18149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Arizona Coyo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327" calcext:value-type="float">
            <text:p>2132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996" calcext:value-type="float">
            <text:p>17996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126" calcext:value-type="float">
            <text:p>13126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795" calcext:value-type="float">
            <text:p>1579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999" calcext:value-type="float">
            <text:p>18999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7646" calcext:value-type="float">
            <text:p>17646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5294" calcext:value-type="float">
            <text:p>1529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7</text:p>
          </table:table-cell>
          <table:table-cell office:value-type="string" calcext:value-type="string">
            <text:p>Carolina Hurrica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heim Duc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</text:p>
          </table:table-cell>
          <table:table-cell office:value-type="float" office:value="14582" calcext:value-type="float">
            <text:p>14582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7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349" calcext:value-type="float">
            <text:p>17349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7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944" calcext:value-type="float">
            <text:p>18944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7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887" calcext:value-type="float">
            <text:p>17887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68" calcext:value-type="float">
            <text:p>1406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5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178" calcext:value-type="float">
            <text:p>11178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Edmonton Oil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Fly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346" calcext:value-type="float">
            <text:p>19346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Vancouver Can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1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9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9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4" calcext:value-type="float">
            <text:p>1823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9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</text:p>
          </table:table-cell>
          <table:table-cell office:value-type="float" office:value="21770" calcext:value-type="float">
            <text:p>21770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9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9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9019" calcext:value-type="float">
            <text:p>19019</text:p>
          </table:table-cell>
          <table:table-cell office:value-type="string" calcext:value-type="string">
            <text:p>2:5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09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20" calcext:value-type="float">
            <text:p>13820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928" calcext:value-type="float">
            <text:p>1692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77" calcext:value-type="float">
            <text:p>18677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85" calcext:value-type="float">
            <text:p>17585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594" calcext:value-type="float">
            <text:p>19594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14" calcext:value-type="float">
            <text:p>15714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451" calcext:value-type="float">
            <text:p>21451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63" calcext:value-type="float">
            <text:p>18363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75" calcext:value-type="float">
            <text:p>1887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2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1288" calcext:value-type="float">
            <text:p>21288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2</text:p>
          </table:table-cell>
          <table:table-cell office:value-type="string" calcext:value-type="string">
            <text:p>Arizona Coyo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ttsburgh Penguin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420" calcext:value-type="float">
            <text:p>1842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375" calcext:value-type="float">
            <text:p>1837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Vancouver Canuc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olina Hurricane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721" calcext:value-type="float">
            <text:p>11721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43" calcext:value-type="float">
            <text:p>17543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754" calcext:value-type="float">
            <text:p>18754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730" calcext:value-type="float">
            <text:p>1273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380" calcext:value-type="float">
            <text:p>19380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Tampa Bay Lightn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164" calcext:value-type="float">
            <text:p>1816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456" calcext:value-type="float">
            <text:p>1445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7273" calcext:value-type="float">
            <text:p>17273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415" calcext:value-type="float">
            <text:p>18415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12" calcext:value-type="float">
            <text:p>18212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504" calcext:value-type="float">
            <text:p>12504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903" calcext:value-type="float">
            <text:p>18903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5294" calcext:value-type="float">
            <text:p>15294</text:p>
          </table:table-cell>
          <table:table-cell office:value-type="string" calcext:value-type="string">
            <text:p>2:5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903" calcext:value-type="float">
            <text:p>1890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1892" calcext:value-type="float">
            <text:p>1189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45" calcext:value-type="float">
            <text:p>18045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679" calcext:value-type="float">
            <text:p>14679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tsburgh Pengu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</text:p>
          </table:table-cell>
          <table:table-cell office:value-type="float" office:value="18544" calcext:value-type="float">
            <text:p>1854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85" calcext:value-type="float">
            <text:p>1868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1682" calcext:value-type="float">
            <text:p>1168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43" calcext:value-type="float">
            <text:p>18243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36" calcext:value-type="float">
            <text:p>1903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111" calcext:value-type="float">
            <text:p>1511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Chicago Blackhaw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197" calcext:value-type="float">
            <text:p>1919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553" calcext:value-type="float">
            <text:p>19553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7" calcext:value-type="float">
            <text:p>22027</text:p>
          </table:table-cell>
          <table:table-cell office:value-type="string" calcext:value-type="string">
            <text:p>2:1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Ottawa Senat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102" calcext:value-type="float">
            <text:p>13102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113" calcext:value-type="float">
            <text:p>18113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9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92" calcext:value-type="float">
            <text:p>12192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9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9660" calcext:value-type="float">
            <text:p>1966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9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357" calcext:value-type="float">
            <text:p>19357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19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61" calcext:value-type="float">
            <text:p>18861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6568" calcext:value-type="float">
            <text:p>16568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614" calcext:value-type="float">
            <text:p>21614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532" calcext:value-type="float">
            <text:p>18532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4265" calcext:value-type="float">
            <text:p>14265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18" calcext:value-type="float">
            <text:p>19018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44" calcext:value-type="float">
            <text:p>13744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541" calcext:value-type="float">
            <text:p>18541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1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378" calcext:value-type="float">
            <text:p>11378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63" calcext:value-type="float">
            <text:p>18863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15" calcext:value-type="float">
            <text:p>1911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Toronto Maple Leaf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502" calcext:value-type="float">
            <text:p>15502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462" calcext:value-type="float">
            <text:p>14462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hville Pred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125" calcext:value-type="float">
            <text:p>1712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377" calcext:value-type="float">
            <text:p>1437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2924" calcext:value-type="float">
            <text:p>1292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147" calcext:value-type="float">
            <text:p>18147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840" calcext:value-type="float">
            <text:p>18840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1918" calcext:value-type="float">
            <text:p>2191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156" calcext:value-type="float">
            <text:p>1815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5374" calcext:value-type="float">
            <text:p>15374</text:p>
          </table:table-cell>
          <table:table-cell office:value-type="string" calcext:value-type="string">
            <text:p>2:5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Island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852" calcext:value-type="float">
            <text:p>13852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Minnesota Wi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25" calcext:value-type="float">
            <text:p>1862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Tampa Bay Light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403" calcext:value-type="float">
            <text:p>1740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61" calcext:value-type="float">
            <text:p>14561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05" calcext:value-type="float">
            <text:p>1900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117" calcext:value-type="float">
            <text:p>2211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Calgary Flam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634" calcext:value-type="float">
            <text:p>14634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141" calcext:value-type="float">
            <text:p>17141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795" calcext:value-type="float">
            <text:p>15795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8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6965" calcext:value-type="float">
            <text:p>16965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8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53" calcext:value-type="float">
            <text:p>18653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8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409" calcext:value-type="float">
            <text:p>19409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8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8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New York Rang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90" calcext:value-type="float">
            <text:p>1509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252" calcext:value-type="float">
            <text:p>1925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29" calcext:value-type="float">
            <text:p>17229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Columbus Blue Jac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0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16" calcext:value-type="float">
            <text:p>1801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0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0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Louis Blu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483" calcext:value-type="float">
            <text:p>19483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0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214" calcext:value-type="float">
            <text:p>18214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New York Rang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609" calcext:value-type="float">
            <text:p>17609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07" calcext:value-type="float">
            <text:p>19307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Washington Capit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633" calcext:value-type="float">
            <text:p>18633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New York Island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1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7174" calcext:value-type="float">
            <text:p>17174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1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40148" calcext:value-type="float">
            <text:p>40148</text:p>
          </table:table-cell>
          <table:table-cell office:value-type="string" calcext:value-type="string">
            <text:p>2:5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1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Boston Bru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141" calcext:value-type="float">
            <text:p>15141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6556" calcext:value-type="float">
            <text:p>4655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98" calcext:value-type="float">
            <text:p>8998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69" calcext:value-type="float">
            <text:p>17169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Winnipeg J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shington Capit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388" calcext:value-type="float">
            <text:p>1838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106" calcext:value-type="float">
            <text:p>18106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07" calcext:value-type="float">
            <text:p>1360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858" calcext:value-type="float">
            <text:p>19858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string" calcext:value-type="string">
            <text:p>Arizona Coyo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15" calcext:value-type="float">
            <text:p>1821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21824" calcext:value-type="float">
            <text:p>21824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90" calcext:value-type="float">
            <text:p>19090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Nashville Predat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Columbus Blue Jack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822" calcext:value-type="float">
            <text:p>2182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4788" calcext:value-type="float">
            <text:p>14788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03" calcext:value-type="float">
            <text:p>1400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33" calcext:value-type="float">
            <text:p>15233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2380" calcext:value-type="float">
            <text:p>12380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01" calcext:value-type="float">
            <text:p>1900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85" calcext:value-type="float">
            <text:p>18685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630" calcext:value-type="float">
            <text:p>1663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4734" calcext:value-type="float">
            <text:p>1473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85" calcext:value-type="float">
            <text:p>1868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810" calcext:value-type="float">
            <text:p>1981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Jose Shar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503" calcext:value-type="float">
            <text:p>19503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796" calcext:value-type="float">
            <text:p>1979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8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645" calcext:value-type="float">
            <text:p>15645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8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1820" calcext:value-type="float">
            <text:p>1182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8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962" calcext:value-type="float">
            <text:p>17962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8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658" calcext:value-type="float">
            <text:p>2165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8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724" calcext:value-type="float">
            <text:p>17724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8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33" calcext:value-type="float">
            <text:p>1863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9</text:p>
          </table:table-cell>
          <table:table-cell office:value-type="string" calcext:value-type="string">
            <text:p>Dallas St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9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9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34" calcext:value-type="float">
            <text:p>12834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09</text:p>
          </table:table-cell>
          <table:table-cell office:value-type="string" calcext:value-type="string">
            <text:p>Calgary Flam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Dallas St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920" calcext:value-type="float">
            <text:p>18920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351" calcext:value-type="float">
            <text:p>9351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San Jose Shar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Boston Br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42" calcext:value-type="float">
            <text:p>1934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12" calcext:value-type="float">
            <text:p>1891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29" calcext:value-type="float">
            <text:p>13529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1</text:p>
          </table:table-cell>
          <table:table-cell office:value-type="string" calcext:value-type="string">
            <text:p>Montreal Canadie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1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589" calcext:value-type="float">
            <text:p>14589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K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04" calcext:value-type="float">
            <text:p>19104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769" calcext:value-type="float">
            <text:p>17769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iladelphia Fly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</text:p>
          </table:table-cell>
          <table:table-cell office:value-type="float" office:value="19757" calcext:value-type="float">
            <text:p>19757</text:p>
          </table:table-cell>
          <table:table-cell office:value-type="string" calcext:value-type="string">
            <text:p>2:5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326" calcext:value-type="float">
            <text:p>1232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992" calcext:value-type="float">
            <text:p>11992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190" calcext:value-type="float">
            <text:p>19190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New York Islan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52" calcext:value-type="float">
            <text:p>14352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Chicago Blackhaw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15" calcext:value-type="float">
            <text:p>12015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640" calcext:value-type="float">
            <text:p>16640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096" calcext:value-type="float">
            <text:p>1609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Red Wing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795" calcext:value-type="float">
            <text:p>14795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782" calcext:value-type="float">
            <text:p>19782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Jose Shar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5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7174" calcext:value-type="float">
            <text:p>1717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5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051" calcext:value-type="float">
            <text:p>22051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5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5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1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1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Washington Capita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ttsburgh Pengui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</text:p>
          </table:table-cell>
          <table:table-cell office:value-type="float" office:value="18653" calcext:value-type="float">
            <text:p>18653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479" calcext:value-type="float">
            <text:p>17479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4763" calcext:value-type="float">
            <text:p>14763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724" calcext:value-type="float">
            <text:p>14724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137" calcext:value-type="float">
            <text:p>1813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Chicago Blackhaw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7" calcext:value-type="float">
            <text:p>1800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51" calcext:value-type="float">
            <text:p>19051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Dallas Sta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 Rang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Ottawa Senat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922" calcext:value-type="float">
            <text:p>18922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122" calcext:value-type="float">
            <text:p>1912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Nashville Predat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12" calcext:value-type="float">
            <text:p>18312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8</text:p>
          </table:table-cell>
          <table:table-cell office:value-type="string" calcext:value-type="string">
            <text:p>Boston Br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Red W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8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8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8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8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414" calcext:value-type="float">
            <text:p>15414</text:p>
          </table:table-cell>
          <table:table-cell office:value-type="string" calcext:value-type="string">
            <text:p>3:0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23" calcext:value-type="float">
            <text:p>15823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04" calcext:value-type="float">
            <text:p>18904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27" calcext:value-type="float">
            <text:p>1902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Dallas St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630" calcext:value-type="float">
            <text:p>1263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387" calcext:value-type="float">
            <text:p>17387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Washington Capita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16" calcext:value-type="float">
            <text:p>1931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88" calcext:value-type="float">
            <text:p>19088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942" calcext:value-type="float">
            <text:p>18942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string" calcext:value-type="string">
            <text:p>Pittsburgh Pengui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312" calcext:value-type="float">
            <text:p>1731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3:0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45" calcext:value-type="float">
            <text:p>1534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77" calcext:value-type="float">
            <text:p>12177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33" calcext:value-type="float">
            <text:p>19033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Edmonton Oil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532" calcext:value-type="float">
            <text:p>18532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88" calcext:value-type="float">
            <text:p>1928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21288" calcext:value-type="float">
            <text:p>21288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138" calcext:value-type="float">
            <text:p>15138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932" calcext:value-type="float">
            <text:p>19932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544" calcext:value-type="float">
            <text:p>19544</text:p>
          </table:table-cell>
          <table:table-cell office:value-type="string" calcext:value-type="string">
            <text:p>2:5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89" calcext:value-type="float">
            <text:p>21689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87" calcext:value-type="float">
            <text:p>1908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Columbus Blue Jac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tawa Senat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</text:p>
          </table:table-cell>
          <table:table-cell office:value-type="float" office:value="16702" calcext:value-type="float">
            <text:p>16702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string" calcext:value-type="string">
            <text:p>San Jose Shar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803" calcext:value-type="float">
            <text:p>13803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string" calcext:value-type="string">
            <text:p>Calgary Flam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43" calcext:value-type="float">
            <text:p>1904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565" calcext:value-type="float">
            <text:p>17565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Tampa Bay Light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617" calcext:value-type="float">
            <text:p>2161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7877" calcext:value-type="float">
            <text:p>17877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12" calcext:value-type="float">
            <text:p>1341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Buffalo Sab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419" calcext:value-type="float">
            <text:p>11419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Washington Capita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83" calcext:value-type="float">
            <text:p>16683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63" calcext:value-type="float">
            <text:p>18563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5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heim Duc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5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819" calcext:value-type="float">
            <text:p>12819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5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5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1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03" calcext:value-type="float">
            <text:p>11203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86" calcext:value-type="float">
            <text:p>10486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746" calcext:value-type="float">
            <text:p>2174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856" calcext:value-type="float">
            <text:p>17856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64" calcext:value-type="float">
            <text:p>19064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428" calcext:value-type="float">
            <text:p>1342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19" calcext:value-type="float">
            <text:p>12019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6263" calcext:value-type="float">
            <text:p>16263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723" calcext:value-type="float">
            <text:p>19723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963" calcext:value-type="float">
            <text:p>1596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577" calcext:value-type="float">
            <text:p>11577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577" calcext:value-type="float">
            <text:p>13577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47" calcext:value-type="float">
            <text:p>17547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Ottawa Sen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rida Panth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933" calcext:value-type="float">
            <text:p>11933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40" calcext:value-type="float">
            <text:p>11240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Columbus Blue Jac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455" calcext:value-type="float">
            <text:p>1845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24" calcext:value-type="float">
            <text:p>1742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483" calcext:value-type="float">
            <text:p>19483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1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44" calcext:value-type="float">
            <text:p>18044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1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Angeles K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1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25" calcext:value-type="float">
            <text:p>1712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941" calcext:value-type="float">
            <text:p>18941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236" calcext:value-type="float">
            <text:p>1723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Edmonton Oil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768" calcext:value-type="float">
            <text:p>19768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58" calcext:value-type="float">
            <text:p>1925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Ottawa Sen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3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12" calcext:value-type="float">
            <text:p>1251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3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3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89" calcext:value-type="float">
            <text:p>14689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3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4716" calcext:value-type="float">
            <text:p>14716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3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649" calcext:value-type="float">
            <text:p>18649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Toronto Maple Leaf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ston Brui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5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Ottawa Senat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New Jersey Dev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566" calcext:value-type="float">
            <text:p>18566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ado Avalanch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930" calcext:value-type="float">
            <text:p>13930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204" calcext:value-type="float">
            <text:p>1720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Carolina Hurrica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4153" calcext:value-type="float">
            <text:p>14153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</text:p>
          </table:table-cell>
          <table:table-cell office:value-type="float" office:value="19833" calcext:value-type="float">
            <text:p>1983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496" calcext:value-type="float">
            <text:p>1949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3:0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Minnesota Wi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12" calcext:value-type="float">
            <text:p>1821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5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</text:p>
          </table:table-cell>
          <table:table-cell office:value-type="float" office:value="21288" calcext:value-type="float">
            <text:p>21288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5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5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6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05" calcext:value-type="float">
            <text:p>1210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6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Island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6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89" calcext:value-type="float">
            <text:p>19589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8462" calcext:value-type="float">
            <text:p>1846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667" calcext:value-type="float">
            <text:p>12667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St. Louis Blu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tawa Sen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787" calcext:value-type="float">
            <text:p>1678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556" calcext:value-type="float">
            <text:p>18556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mpa Bay Lightn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3" calcext:value-type="float">
            <text:p>19233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Carolina Hurrica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9326" calcext:value-type="float">
            <text:p>19326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27" calcext:value-type="float">
            <text:p>180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777" calcext:value-type="float">
            <text:p>1677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Los Angeles K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451" calcext:value-type="float">
            <text:p>13451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737" calcext:value-type="float">
            <text:p>19737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920" calcext:value-type="float">
            <text:p>18920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0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178" calcext:value-type="float">
            <text:p>19178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0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5879" calcext:value-type="float">
            <text:p>15879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143" calcext:value-type="float">
            <text:p>19143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864" calcext:value-type="float">
            <text:p>17864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Florida Panth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New York Islan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11" calcext:value-type="float">
            <text:p>18211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910" calcext:value-type="float">
            <text:p>1991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427" calcext:value-type="float">
            <text:p>194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shington Capital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76" calcext:value-type="float">
            <text:p>1887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141" calcext:value-type="float">
            <text:p>1914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1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Island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107" calcext:value-type="float">
            <text:p>14107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3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78" calcext:value-type="float">
            <text:p>1437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3</text:p>
          </table:table-cell>
          <table:table-cell office:value-type="string" calcext:value-type="string">
            <text:p>Arizona Coyo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gary Flam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86" calcext:value-type="float">
            <text:p>18486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47" calcext:value-type="float">
            <text:p>19047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462" calcext:value-type="float">
            <text:p>1246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832" calcext:value-type="float">
            <text:p>1683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53" calcext:value-type="float">
            <text:p>18653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 Maple Leaf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956" calcext:value-type="float">
            <text:p>1895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5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548" calcext:value-type="float">
            <text:p>1454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5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815" calcext:value-type="float">
            <text:p>1881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5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5</text:p>
          </table:table-cell>
          <table:table-cell office:value-type="string" calcext:value-type="string">
            <text:p>Florida Panth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Jose Shar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35" calcext:value-type="float">
            <text:p>18335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Arizona Coyo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84" calcext:value-type="float">
            <text:p>19084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908" calcext:value-type="float">
            <text:p>1390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795" calcext:value-type="float">
            <text:p>1579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638" calcext:value-type="float">
            <text:p>18638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291" calcext:value-type="float">
            <text:p>19291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7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339" calcext:value-type="float">
            <text:p>16339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7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1456" calcext:value-type="float">
            <text:p>1145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7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188" calcext:value-type="float">
            <text:p>1918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446" calcext:value-type="float">
            <text:p>1744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75" calcext:value-type="float">
            <text:p>22075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210" calcext:value-type="float">
            <text:p>18210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5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92" calcext:value-type="float">
            <text:p>19292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Ottawa Senat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527" calcext:value-type="float">
            <text:p>19527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1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94" calcext:value-type="float">
            <text:p>17894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270" calcext:value-type="float">
            <text:p>17270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Island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795" calcext:value-type="float">
            <text:p>15795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288" calcext:value-type="float">
            <text:p>1928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664" calcext:value-type="float">
            <text:p>18664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0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554" calcext:value-type="float">
            <text:p>1455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0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239" calcext:value-type="float">
            <text:p>19239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45" calcext:value-type="float">
            <text:p>12145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68" calcext:value-type="float">
            <text:p>13768</text:p>
          </table:table-cell>
          <table:table-cell office:value-type="string" calcext:value-type="string">
            <text:p>2:1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33" calcext:value-type="float">
            <text:p>1933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343" calcext:value-type="float">
            <text:p>12343</text:p>
          </table:table-cell>
          <table:table-cell office:value-type="string" calcext:value-type="string">
            <text:p>2:1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Calgary Flam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9583" calcext:value-type="float">
            <text:p>19583</text:p>
          </table:table-cell>
          <table:table-cell office:value-type="string" calcext:value-type="string">
            <text:p>2:5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2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135" calcext:value-type="float">
            <text:p>15135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2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300" calcext:value-type="float">
            <text:p>15300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2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849" calcext:value-type="float">
            <text:p>19849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781" calcext:value-type="float">
            <text:p>21781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243" calcext:value-type="float">
            <text:p>1724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9175" calcext:value-type="float">
            <text:p>19175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4</text:p>
          </table:table-cell>
          <table:table-cell office:value-type="string" calcext:value-type="string">
            <text:p>Ottawa Senat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27" calcext:value-type="float">
            <text:p>11327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4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43" calcext:value-type="float">
            <text:p>18043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4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765" calcext:value-type="float">
            <text:p>147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4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New York Islan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umbus Blue Jacket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183" calcext:value-type="float">
            <text:p>18183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62" calcext:value-type="float">
            <text:p>1536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5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6514" calcext:value-type="float">
            <text:p>1651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50" calcext:value-type="float">
            <text:p>17150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318" calcext:value-type="float">
            <text:p>67318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843" calcext:value-type="float">
            <text:p>19843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139" calcext:value-type="float">
            <text:p>18139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432" calcext:value-type="float">
            <text:p>1343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961" calcext:value-type="float">
            <text:p>21961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Boston Bru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118" calcext:value-type="float">
            <text:p>14118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Columbus Blue Jac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9118" calcext:value-type="float">
            <text:p>19118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3270" calcext:value-type="float">
            <text:p>13270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634" calcext:value-type="float">
            <text:p>18634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289" calcext:value-type="float">
            <text:p>19289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35" calcext:value-type="float">
            <text:p>1823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Columbus Blue Jack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1288" calcext:value-type="float">
            <text:p>21288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564" calcext:value-type="float">
            <text:p>19564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15" calcext:value-type="float">
            <text:p>1751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944" calcext:value-type="float">
            <text:p>1894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Minnesota Wi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1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12" calcext:value-type="float">
            <text:p>22012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1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116" calcext:value-type="float">
            <text:p>18116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Minnesota W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987" calcext:value-type="float">
            <text:p>15987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New York Islan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438" calcext:value-type="float">
            <text:p>17438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932" calcext:value-type="float">
            <text:p>16932</text:p>
          </table:table-cell>
          <table:table-cell office:value-type="string" calcext:value-type="string">
            <text:p>2:1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88" calcext:value-type="float">
            <text:p>17488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293" calcext:value-type="float">
            <text:p>16293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827" calcext:value-type="float">
            <text:p>1082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9289" calcext:value-type="float">
            <text:p>19289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21883" calcext:value-type="float">
            <text:p>2188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640" calcext:value-type="float">
            <text:p>18640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string" calcext:value-type="string">
            <text:p>St. Louis Bl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8935" calcext:value-type="float">
            <text:p>18935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713" calcext:value-type="float">
            <text:p>15713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297" calcext:value-type="float">
            <text:p>1729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16" calcext:value-type="float">
            <text:p>1751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nipeg Jet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523" calcext:value-type="float">
            <text:p>14523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24" calcext:value-type="float">
            <text:p>10224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741" calcext:value-type="float">
            <text:p>18741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477" calcext:value-type="float">
            <text:p>14477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168" calcext:value-type="float">
            <text:p>19168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54" calcext:value-type="float">
            <text:p>14054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53" calcext:value-type="float">
            <text:p>18653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6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046" calcext:value-type="float">
            <text:p>17046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6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6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6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4622" calcext:value-type="float">
            <text:p>14622</text:p>
          </table:table-cell>
          <table:table-cell office:value-type="string" calcext:value-type="string">
            <text:p>2:5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Philadelphia Fly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33" calcext:value-type="float">
            <text:p>1823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947" calcext:value-type="float">
            <text:p>1594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string" calcext:value-type="string">
            <text:p>2:1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1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116" calcext:value-type="float">
            <text:p>1611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124" calcext:value-type="float">
            <text:p>19124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60" calcext:value-type="float">
            <text:p>19060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8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8</text:p>
          </table:table-cell>
          <table:table-cell office:value-type="string" calcext:value-type="string">
            <text:p>Ottawa Sen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689" calcext:value-type="float">
            <text:p>17689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8</text:p>
          </table:table-cell>
          <table:table-cell office:value-type="string" calcext:value-type="string">
            <text:p>Pittsburgh Pengui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0611" calcext:value-type="float">
            <text:p>10611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404" calcext:value-type="float">
            <text:p>1140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38" calcext:value-type="float">
            <text:p>21838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86" calcext:value-type="float">
            <text:p>11886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894" calcext:value-type="float">
            <text:p>1889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406" calcext:value-type="float">
            <text:p>184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0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30" calcext:value-type="float">
            <text:p>1753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0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0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0</text:p>
          </table:table-cell>
          <table:table-cell office:value-type="string" calcext:value-type="string">
            <text:p>Minnesota Wi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232" calcext:value-type="float">
            <text:p>16232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0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358" calcext:value-type="float">
            <text:p>1935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744" calcext:value-type="float">
            <text:p>18744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2328" calcext:value-type="float">
            <text:p>1232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317" calcext:value-type="float">
            <text:p>1531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497" calcext:value-type="float">
            <text:p>1749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505" calcext:value-type="float">
            <text:p>19505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2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2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147" calcext:value-type="float">
            <text:p>2214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2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1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2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2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442" calcext:value-type="float">
            <text:p>17442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521" calcext:value-type="float">
            <text:p>1152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9289" calcext:value-type="float">
            <text:p>19289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7355" calcext:value-type="float">
            <text:p>17355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Carolina Hurrican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85" calcext:value-type="float">
            <text:p>1278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Columbus Blue Jac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447" calcext:value-type="float">
            <text:p>19447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Boston Bru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8707" calcext:value-type="float">
            <text:p>8707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2" calcext:value-type="float">
            <text:p>17552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3:0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6894" calcext:value-type="float">
            <text:p>1689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386" calcext:value-type="float">
            <text:p>1738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5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760" calcext:value-type="float">
            <text:p>1476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5</text:p>
          </table:table-cell>
          <table:table-cell office:value-type="string" calcext:value-type="string">
            <text:p>Boston Br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92" calcext:value-type="float">
            <text:p>1889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5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764" calcext:value-type="float">
            <text:p>1676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5</text:p>
          </table:table-cell>
          <table:table-cell office:value-type="string" calcext:value-type="string">
            <text:p>Pittsburgh Pengu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514" calcext:value-type="float">
            <text:p>1951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5036" calcext:value-type="float">
            <text:p>15036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94" calcext:value-type="float">
            <text:p>10894</text:p>
          </table:table-cell>
          <table:table-cell office:value-type="string" calcext:value-type="string">
            <text:p>2:1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921" calcext:value-type="float">
            <text:p>14921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monton Oile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Buffalo Sab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18" calcext:value-type="float">
            <text:p>1371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638" calcext:value-type="float">
            <text:p>1863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402" calcext:value-type="float">
            <text:p>1740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pa Bay Lightn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7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4556" calcext:value-type="float">
            <text:p>14556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7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27" calcext:value-type="float">
            <text:p>1922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7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7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ttsburgh Pengui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51" calcext:value-type="float">
            <text:p>18651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132" calcext:value-type="float">
            <text:p>1513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37" calcext:value-type="float">
            <text:p>19337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9531" calcext:value-type="float">
            <text:p>19531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9505" calcext:value-type="float">
            <text:p>1950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115" calcext:value-type="float">
            <text:p>1911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070" calcext:value-type="float">
            <text:p>2207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254" calcext:value-type="float">
            <text:p>1425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9517" calcext:value-type="float">
            <text:p>1951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Florida Pant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53" calcext:value-type="float">
            <text:p>1865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0</text:p>
          </table:table-cell>
          <table:table-cell office:value-type="string" calcext:value-type="string">
            <text:p>San Jose Sha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687" calcext:value-type="float">
            <text:p>1768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0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0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0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0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347" calcext:value-type="float">
            <text:p>19347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13" calcext:value-type="float">
            <text:p>18313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Vancouver Can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21607" calcext:value-type="float">
            <text:p>21607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687" calcext:value-type="float">
            <text:p>1168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793" calcext:value-type="float">
            <text:p>10793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104" calcext:value-type="float">
            <text:p>19104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1288" calcext:value-type="float">
            <text:p>2128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6514" calcext:value-type="float">
            <text:p>16514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Arizona Coyo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310" calcext:value-type="float">
            <text:p>15310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2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106" calcext:value-type="float">
            <text:p>161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2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Tampa Bay Lightn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21798" calcext:value-type="float">
            <text:p>21798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Edmonton Oil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142" calcext:value-type="float">
            <text:p>1414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38" calcext:value-type="float">
            <text:p>1133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04" calcext:value-type="float">
            <text:p>19004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324" calcext:value-type="float">
            <text:p>1732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102" calcext:value-type="float">
            <text:p>18102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356" calcext:value-type="float">
            <text:p>1935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142" calcext:value-type="float">
            <text:p>19142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4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647" calcext:value-type="float">
            <text:p>156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4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 Sta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265" calcext:value-type="float">
            <text:p>1726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4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4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659" calcext:value-type="float">
            <text:p>18659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52" calcext:value-type="float">
            <text:p>1905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Chicago Blackhaw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ida Panthe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625" calcext:value-type="float">
            <text:p>1862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184" calcext:value-type="float">
            <text:p>1918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88" calcext:value-type="float">
            <text:p>15088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282" calcext:value-type="float">
            <text:p>17282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795" calcext:value-type="float">
            <text:p>1579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516" calcext:value-type="float">
            <text:p>1951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6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6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6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4711" calcext:value-type="float">
            <text:p>14711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6</text:p>
          </table:table-cell>
          <table:table-cell office:value-type="string" calcext:value-type="string">
            <text:p>Philadelphia Fly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654" calcext:value-type="float">
            <text:p>1865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6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64" calcext:value-type="float">
            <text:p>18564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1516" calcext:value-type="float">
            <text:p>1151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785" calcext:value-type="float">
            <text:p>17785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671" calcext:value-type="float">
            <text:p>11671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164" calcext:value-type="float">
            <text:p>19164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pa Bay Light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3:0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427" calcext:value-type="float">
            <text:p>9427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533" calcext:value-type="float">
            <text:p>1453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9188" calcext:value-type="float">
            <text:p>19188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2315" calcext:value-type="float">
            <text:p>12315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9706" calcext:value-type="float">
            <text:p>19706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Jose Shar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78" calcext:value-type="float">
            <text:p>19278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62" calcext:value-type="float">
            <text:p>1826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9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377" calcext:value-type="float">
            <text:p>11377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9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05" calcext:value-type="float">
            <text:p>19005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9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820" calcext:value-type="float">
            <text:p>13820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29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657" calcext:value-type="float">
            <text:p>1865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Dallas St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1881" calcext:value-type="float">
            <text:p>11881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44" calcext:value-type="float">
            <text:p>1904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214" calcext:value-type="float">
            <text:p>17214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703" calcext:value-type="float">
            <text:p>19703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5294" calcext:value-type="float">
            <text:p>15294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290" calcext:value-type="float">
            <text:p>14290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112" calcext:value-type="float">
            <text:p>22112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4763" calcext:value-type="float">
            <text:p>14763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766" calcext:value-type="float">
            <text:p>13766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Brui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01" calcext:value-type="float">
            <text:p>14201</text:p>
          </table:table-cell>
          <table:table-cell office:value-type="string" calcext:value-type="string">
            <text:p>2:1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Minnesota W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11" calcext:value-type="float">
            <text:p>19911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7" calcext:value-type="float">
            <text:p>18247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45" calcext:value-type="float">
            <text:p>1894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131" calcext:value-type="float">
            <text:p>22131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164" calcext:value-type="float">
            <text:p>1916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31" calcext:value-type="float">
            <text:p>18631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262" calcext:value-type="float">
            <text:p>19262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95" calcext:value-type="float">
            <text:p>18295</text:p>
          </table:table-cell>
          <table:table-cell office:value-type="string" calcext:value-type="string">
            <text:p>2:1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3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3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3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Tampa Bay Light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5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5</text:p>
          </table:table-cell>
          <table:table-cell office:value-type="string" calcext:value-type="string">
            <text:p>New York Ra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Chicago Blackhaw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Nashville Predato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St. Louis Blu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Pittsburgh Pengui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7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St. Louis Blu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Buffalo Sab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Vancouver Canucks</text:p>
          </table:table-cell>
          <table:table-cell/>
          <table:table-cell office:value-type="string" calcext:value-type="string">
            <text:p>Edmonton Oiler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3"/>
        </table:table-row>
      </table:table>
      <table:named-expressions>
        <table:named-range table:name="HTML_1" table:base-cell-address="$Sheet1.$A$1" table:cell-range-address=".$A$1:.$I$1231"/>
        <table:named-range table:name="HTML_all" table:base-cell-address="$Sheet1.$A$1" table:cell-range-address=".$A$1:.$I$1231"/>
        <table:named-range table:name="HTML_tables" table:base-cell-address="$Sheet1.$A$1" table:cell-range-address=".$A$1:.$A$1"/>
      </table:named-expressions>
      <table:database-ranges>
        <table:database-range table:name="__Anonymous_Sheet_DB__0" table:target-range-address="Sheet1.O1:Sheet1.AE31" table:display-filter-buttons="tru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6:22:32.791649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22:39:09.669364985</dc:date>
    <meta:editing-duration>PT2H19M20S</meta:editing-duration>
    <meta:editing-cycles>21</meta:editing-cycles>
    <meta:generator>LibreOffice/5.2.5.1$Linux_x86 LibreOffice_project/0312e1a284a7d50ca85a365c316c7abbf20a4d22</meta:generator>
    <meta:document-statistic meta:table-count="1" meta:cell-count="13085" meta:object-count="0"/>
  </office:meta>
</office:document-meta>
</file>